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SP.xml" manifest:media-type="text/xml"/>
  <manifest:file-entry manifest:full-path="Basic/VBAProject/UserForm1.xml" manifest:media-type="text/xml"/>
  <manifest:file-entry manifest:full-path="Basic/VBAProject/script-lb.xml" manifest:media-type="text/xml"/>
  <manifest:file-entry manifest:full-path="Basic/VBAProject/ModXml.xml" manifest:media-type="text/xml"/>
  <manifest:file-entry manifest:full-path="Basic/VBAProject/Module1.xml" manifest:media-type="text/xml"/>
  <manifest:file-entry manifest:full-path="Basic/VBAProject/ShPAYE.xml" manifest:media-type="text/xml"/>
  <manifest:file-entry manifest:full-path="Basic/VBAProject/ShPaye_Casual.xml" manifest:media-type="text/xml"/>
  <manifest:file-entry manifest:full-path="Basic/VBAProject/ThisWorkbook.xml" manifest:media-type="text/xml"/>
  <manifest:file-entry manifest:full-path="Basic/VBAProject/ShPaye_Second.xml" manifest:media-type="text/xml"/>
  <manifest:file-entry manifest:full-path="Basic/VBAProject/Sheet2.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VBAProject/UserForm1.xml" manifest:media-type="text/xml"/>
  <manifest:file-entry manifest:full-path="Dialogs/VBAProject/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Narrow" svg:font-family="'Arial Narrow'"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S Sans Serif" svg:font-family="'MS Sans Serif'"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7819in"/>
    </style:style>
    <style:style style:name="co2" style:family="table-column">
      <style:table-column-properties fo:break-before="auto" style:column-width="0.6689in"/>
    </style:style>
    <style:style style:name="co3" style:family="table-column">
      <style:table-column-properties fo:break-before="auto" style:column-width="3.6339in"/>
    </style:style>
    <style:style style:name="co4" style:family="table-column">
      <style:table-column-properties fo:break-before="auto" style:column-width="0.8035in"/>
    </style:style>
    <style:style style:name="co5" style:family="table-column">
      <style:table-column-properties fo:break-before="auto" style:column-width="2.6756in"/>
    </style:style>
    <style:style style:name="co6" style:family="table-column">
      <style:table-column-properties fo:break-before="auto" style:column-width="1.1339in"/>
    </style:style>
    <style:style style:name="co7" style:family="table-column">
      <style:table-column-properties fo:break-before="auto" style:column-width="1.839in"/>
    </style:style>
    <style:style style:name="co8" style:family="table-column">
      <style:table-column-properties fo:break-before="auto" style:column-width="2.1362in"/>
    </style:style>
    <style:style style:name="co9" style:family="table-column">
      <style:table-column-properties fo:break-before="auto" style:column-width="1.3102in"/>
    </style:style>
    <style:style style:name="co10" style:family="table-column">
      <style:table-column-properties fo:break-before="auto" style:column-width="1.6626in"/>
    </style:style>
    <style:style style:name="co11" style:family="table-column">
      <style:table-column-properties fo:break-before="auto" style:column-width="1.3543in"/>
    </style:style>
    <style:style style:name="co12" style:family="table-column">
      <style:table-column-properties fo:break-before="auto" style:column-width="1.211in"/>
    </style:style>
    <style:style style:name="co13" style:family="table-column">
      <style:table-column-properties fo:break-before="auto" style:column-width="1.0902in"/>
    </style:style>
    <style:style style:name="co14" style:family="table-column">
      <style:table-column-properties fo:break-before="auto" style:column-width="1.1783in"/>
    </style:style>
    <style:style style:name="co15" style:family="table-column">
      <style:table-column-properties fo:break-before="auto" style:column-width="0.9799in"/>
    </style:style>
    <style:style style:name="co16" style:family="table-column">
      <style:table-column-properties fo:break-before="auto" style:column-width="1.0791in"/>
    </style:style>
    <style:style style:name="co17" style:family="table-column">
      <style:table-column-properties fo:break-before="auto" style:column-width="1.2882in"/>
    </style:style>
    <style:style style:name="co18" style:family="table-column">
      <style:table-column-properties fo:break-before="auto" style:column-width="1.2772in"/>
    </style:style>
    <style:style style:name="co19" style:family="table-column">
      <style:table-column-properties fo:break-before="auto" style:column-width="1.2992in"/>
    </style:style>
    <style:style style:name="co20" style:family="table-column">
      <style:table-column-properties fo:break-before="auto" style:column-width="1.3874in"/>
    </style:style>
    <style:style style:name="co21" style:family="table-column">
      <style:table-column-properties fo:break-before="auto" style:column-width="1.2661in"/>
    </style:style>
    <style:style style:name="co22" style:family="table-column">
      <style:table-column-properties fo:break-before="auto" style:column-width="1.3984in"/>
    </style:style>
    <style:style style:name="co23" style:family="table-column">
      <style:table-column-properties fo:break-before="auto" style:column-width="1.2445in"/>
    </style:style>
    <style:style style:name="co24" style:family="table-column">
      <style:table-column-properties fo:break-before="auto" style:column-width="1.3327in"/>
    </style:style>
    <style:style style:name="co25" style:family="table-column">
      <style:table-column-properties fo:break-before="auto" style:column-width="1.6516in"/>
    </style:style>
    <style:style style:name="co26" style:family="table-column">
      <style:table-column-properties fo:break-before="auto" style:column-width="1.5854in"/>
    </style:style>
    <style:style style:name="co27" style:family="table-column">
      <style:table-column-properties fo:break-before="auto" style:column-width="1.4425in"/>
    </style:style>
    <style:style style:name="co28" style:family="table-column">
      <style:table-column-properties fo:break-before="auto" style:column-width="1.5965in"/>
    </style:style>
    <style:style style:name="co29" style:family="table-column">
      <style:table-column-properties fo:break-before="auto" style:column-width="0.7047in"/>
    </style:style>
    <style:style style:name="co30" style:family="table-column">
      <style:table-column-properties fo:break-before="auto" style:column-width="1.4535in"/>
    </style:style>
    <style:style style:name="co31" style:family="table-column">
      <style:table-column-properties fo:break-before="auto" style:column-width="1.5083in"/>
    </style:style>
    <style:style style:name="co32" style:family="table-column">
      <style:table-column-properties fo:break-before="auto" style:column-width="2.1693in"/>
    </style:style>
    <style:style style:name="co33" style:family="table-column">
      <style:table-column-properties fo:break-before="auto" style:column-width="1.7071in"/>
    </style:style>
    <style:style style:name="co34" style:family="table-column">
      <style:table-column-properties fo:break-before="auto" style:column-width="1.4972in"/>
    </style:style>
    <style:style style:name="co35" style:family="table-column">
      <style:table-column-properties fo:break-before="auto" style:column-width="1.2in"/>
    </style:style>
    <style:style style:name="co36" style:family="table-column">
      <style:table-column-properties fo:break-before="auto" style:column-width="0.9138in"/>
    </style:style>
    <style:style style:name="co37" style:family="table-column">
      <style:table-column-properties fo:break-before="auto" style:column-width="1.189in"/>
    </style:style>
    <style:style style:name="co38" style:family="table-column">
      <style:table-column-properties fo:break-before="auto" style:column-width="1.0244in"/>
    </style:style>
    <style:style style:name="co39" style:family="table-column">
      <style:table-column-properties fo:break-before="auto" style:column-width="1.3217in"/>
    </style:style>
    <style:style style:name="co40" style:family="table-column">
      <style:table-column-properties fo:break-before="auto" style:column-width="1.2335in"/>
    </style:style>
    <style:style style:name="co41" style:family="table-column">
      <style:table-column-properties fo:break-before="auto" style:column-width="1.1228in"/>
    </style:style>
    <style:style style:name="co42" style:family="table-column">
      <style:table-column-properties fo:break-before="auto" style:column-width="1.3654in"/>
    </style:style>
    <style:style style:name="co43" style:family="table-column">
      <style:table-column-properties fo:break-before="auto" style:column-width="1.1563in"/>
    </style:style>
    <style:style style:name="co44" style:family="table-column">
      <style:table-column-properties fo:break-before="auto" style:column-width="1.5307in"/>
    </style:style>
    <style:style style:name="co45" style:family="table-column">
      <style:table-column-properties fo:break-before="auto" style:column-width="1.9161in"/>
    </style:style>
    <style:style style:name="co46" style:family="table-column">
      <style:table-column-properties fo:break-before="auto" style:column-width="2.3346in"/>
    </style:style>
    <style:style style:name="co47" style:family="table-column">
      <style:table-column-properties fo:break-before="auto" style:column-width="1.7181in"/>
    </style:style>
    <style:style style:name="co48" style:family="table-column">
      <style:table-column-properties fo:break-before="auto" style:column-width="1.6189in"/>
    </style:style>
    <style:style style:name="co49" style:family="table-column">
      <style:table-column-properties fo:break-before="auto" style:column-width="1.5528in"/>
    </style:style>
    <style:style style:name="co50" style:family="table-column">
      <style:table-column-properties fo:break-before="auto" style:column-width="1.2555in"/>
    </style:style>
    <style:style style:name="co51" style:family="table-column">
      <style:table-column-properties fo:break-before="auto" style:column-width="1.0457in"/>
    </style:style>
    <style:style style:name="co52" style:family="table-column">
      <style:table-column-properties fo:break-before="auto" style:column-width="1.1673in"/>
    </style:style>
    <style:style style:name="co53" style:family="table-column">
      <style:table-column-properties fo:break-before="auto" style:column-width="1.3764in"/>
    </style:style>
    <style:style style:name="co54" style:family="table-column">
      <style:table-column-properties fo:break-before="auto" style:column-width="1.4311in"/>
    </style:style>
    <style:style style:name="co55" style:family="table-column">
      <style:table-column-properties fo:break-before="auto" style:column-width="1.5417in"/>
    </style:style>
    <style:style style:name="co56" style:family="table-column">
      <style:table-column-properties fo:break-before="auto" style:column-width="1.4098in"/>
    </style:style>
    <style:style style:name="co57" style:family="table-column">
      <style:table-column-properties fo:break-before="auto" style:column-width="1.4201in"/>
    </style:style>
    <style:style style:name="co58" style:family="table-column">
      <style:table-column-properties fo:break-before="auto" style:column-width="1.1453in"/>
    </style:style>
    <style:style style:name="ro1" style:family="table-row">
      <style:table-row-properties style:row-height="0.4701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2602in" fo:break-before="auto" style:use-optimal-row-height="false"/>
    </style:style>
    <style:style style:name="ro4" style:family="table-row">
      <style:table-row-properties style:row-height="1.1091in" fo:break-before="auto" style:use-optimal-row-height="true"/>
    </style:style>
    <style:style style:name="ro5" style:family="table-row">
      <style:table-row-properties style:row-height="0.203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1.3437in" fo:break-before="auto" style:use-optimal-row-height="false"/>
    </style:style>
    <style:style style:name="ro8" style:family="table-row">
      <style:table-row-properties style:row-height="0.9535in" fo:break-before="auto" style:use-optimal-row-height="true"/>
    </style:style>
    <style:style style:name="ro9" style:family="table-row">
      <style:table-row-properties style:row-height="0.2189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PAYE_20_PERMANENT_20_EMPLOYEES">
      <style:table-properties table:display="true" style:writing-mode="lr-tb"/>
    </style:style>
    <style:style style:name="ta3" style:family="table" style:master-page-name="PageStyle_5f_PAYE_20_CASUAL_20_EMPLOYEES">
      <style:table-properties table:display="true" style:writing-mode="lr-tb"/>
    </style:style>
    <style:style style:name="ta4" style:family="table" style:master-page-name="PageStyle_5f_PAYE_20_SECOND_20_EMPLOYER">
      <style:table-properties table:display="true" style:writing-mode="lr-tb"/>
    </style:style>
    <number:number-style style:name="N3">
      <number:number number:decimal-places="0" number:min-decimal-places="0"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92d050" style:diagonal-bl-tr="none" style:diagonal-tl-br="none" fo:border="none" style:rotation-align="none"/>
      <style:text-properties style:use-window-font-color="true"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name-complex="Arial" style:font-size-complex="28pt" style:font-style-complex="normal" style:font-weight-complex="normal"/>
    </style:style>
    <style:style style:name="ce2" style:family="table-cell" style:parent-style-name="Default">
      <style:table-cell-properties fo:background-color="#c3d69b" style:rotation-align="none">
        <loext:background-complex-color loext:theme-type="accent3"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c3d69b" style:rotation-align="none">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4" style:family="table-cell" style:parent-style-name="Default">
      <style:table-cell-properties style:rotation-align="none"/>
    </style:style>
    <style:style style:name="ce5" style:family="table-cell" style:parent-style-name="Default" style:data-style-name="N13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92d050" style:diagonal-bl-tr="none" style:diagonal-tl-br="none" fo:border="none" style:rotation-align="none"/>
      <style:text-properties fo:color="#c3d69b"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accent3" loext:color-type="theme">
          <loext:transformation loext:type="lummod" loext:value="6000"/>
          <loext:transformation loext:type="lumoff" loext:value="3999"/>
        </loext:char-complex-color>
      </style:text-properties>
    </style:style>
    <style:style style:name="ce7" style:family="table-cell" style:parent-style-name="Default">
      <style:table-cell-properties fo:background-color="#92d050" style:diagonal-bl-tr="none" style:diagonal-tl-br="none" fo:border="none" style:rotation-align="none"/>
    </style:style>
    <style:style style:name="ce8" style:family="table-cell" style:parent-style-name="Default">
      <style:table-cell-properties fo:background-color="#92d050" style:rotation-align="none"/>
    </style:style>
    <style:style style:name="ce9" style:family="table-cell" style:parent-style-name="Default" style:data-style-name="N100">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cell-protect="none" style:print-content="true" fo:padding="0.028in"/>
    </style:style>
    <style:style style:name="ce11" style:family="table-cell" style:parent-style-name="Default">
      <style:table-cell-properties style:cell-protect="none" style:print-content="true" style:rotation-align="none"/>
    </style:style>
    <style:style style:name="ce12" style:family="table-cell" style:parent-style-name="Normal_20_10">
      <style:table-cell-properties style:cell-protect="none" style:print-content="true"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 style:family="table-cell" style:parent-style-name="Default" style:data-style-name="N100">
      <style:table-cell-properties style:cell-protect="none" style:print-content="true" style:rotation-align="none"/>
    </style:style>
    <style:style style:name="ce14" style:family="table-cell" style:parent-style-name="Default" style:data-style-name="N100">
      <style:table-cell-properties style:cell-protect="none"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10">
      <style:table-cell-properties style:cell-protect="none"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 style:family="table-cell" style:parent-style-name="Default" style:data-style-name="N100">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17"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5f_Sheet1">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Normal_20_2_20_2_20_2">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10" style:data-style-name="N1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Normal_5f_Sheet1" style:data-style-name="N3">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Normal_5f_Sheet1" style:data-style-name="N3">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37">
      <style:table-cell-properties style:cell-protect="none" style:print-content="true" fo:padding="0.028in"/>
    </style:style>
    <style:style style:name="ce25" style:family="table-cell" style:parent-style-name="Default" style:data-style-name="N100">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10" style:data-style-name="N100">
      <style:table-cell-properties style:cell-protect="none" style:print-content="true"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7" style:family="table-cell" style:parent-style-name="Normal_20_10" style:data-style-name="N100">
      <style:table-cell-properties style:cell-protect="none"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8" style:family="table-cell" style:parent-style-name="Normal_20_14" style:data-style-name="N100">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Normal_20_2_20_2_20_2"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Normal_20_10" style:data-style-name="N1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Normal_20_15" style:data-style-name="N100">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Normal_20_10" style:data-style-name="N100">
      <style:table-cell-properties style:cell-protect="none" style:print-content="true"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 style:family="table-cell" style:parent-style-name="Normal_20_16" style:data-style-name="N100">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Normal_20_17" style:data-style-name="N100">
      <style:table-cell-properties fo:background-color="#d9969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fo:border-bottom="none"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Normal_20_2_20_2_20_2" style:data-style-name="N10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Normal_20_21"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Normal_20_22"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Normal_5f_Sheet1" style:data-style-name="N100">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Normal_20_23"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Normal_20_24"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Normal_20_25"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Normal_20_10"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Normal_20_26"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Normal_20_27" style:data-style-name="N100">
      <style:table-cell-properties fo:border-bottom="0.74pt solid #000000" fo:background-color="#d99694"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cell-protect="protected" style:print-content="true" style:rotation-align="none"/>
    </style:style>
    <style:style style:name="ce47" style:family="table-cell" style:parent-style-name="Default" style:data-style-name="N152">
      <style:table-cell-properties style:cell-protect="protected" style:print-content="true" style:rotation-align="none"/>
    </style:style>
    <style:style style:name="ce48" style:family="table-cell" style:parent-style-name="Normal_20_14_20_2">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14_20_2" style:data-style-name="N100">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14_20_2">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Normal_20_14_20_2" style:data-style-name="N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14_20_2" style:data-style-name="N1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style:cell-protect="none"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Comma_20_4" style:data-style-name="N10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6" style:family="table-cell" style:parent-style-name="Normal_20_14_20_2" style:data-style-name="N1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Normal_20_14_20_2"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20_14_20_2" style:data-style-name="N1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52">
      <style:table-cell-properties style:cell-protect="protected" style:print-content="true" style:text-align-source="fix" style:repeat-content="false" fo:wrap-option="no-wrap" style:direction="ltr" style:rotation-angle="0" style:rotation-align="none" style:shrink-to-fit="tru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5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cell-protect="none" style:print-content="true" style:diagonal-bl-tr="none" style:diagonal-tl-br="none" fo:border="none" style:rotation-align="none"/>
    </style:style>
    <style:style style:name="ce62" style:family="table-cell" style:parent-style-name="Default" style:data-style-name="N100">
      <style:table-cell-properties style:cell-protect="none" style:print-content="true" style:diagonal-bl-tr="none" style:diagonal-tl-br="none" fo:border="none" style:rotation-align="none"/>
    </style:style>
    <style:style style:name="ce63" style:family="table-cell" style:parent-style-name="Default">
      <style:table-cell-properties style:cell-protect="none" style:print-content="true"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style:cell-protect="none" style:print-content="true" style:diagonal-bl-tr="none" style:diagonal-tl-br="none"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100">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Comma_20_4" style:data-style-name="N1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parent-style-name="Default">
      <style:graphic-properties draw:textarea-vertical-align="middle" fo:background-color="#ece9d8" loext:decorative="false"/>
      <style:text-properties fo:color="#000000" style:text-line-through-style="none" style:text-line-through-type="none" style:font-name="Arial1" fo:font-size="10pt" fo:font-style="normal" style:text-underline-style="none" fo:font-weight="bold"/>
    </style:style>
    <style:style style:name="gr2" style:family="graphic" style:parent-style-name="Default">
      <style:graphic-properties draw:textarea-vertical-align="middle" fo:background-color="#ece9d8" loext:decorative="false"/>
      <style:text-properties fo:color="#000000" style:text-line-through-style="none" style:text-line-through-type="none" style:font-name="Arial1" fo:font-size="10pt" fo:font-style="normal" style:text-underline-style="none" fo:font-weight="normal"/>
    </style:style>
    <style:style style:name="P1" style:family="paragraph">
      <style:paragraph-properties fo:text-align="center"/>
      <style:text-properties fo:color="#000000" style:text-line-through-style="none" style:text-line-through-type="none" style:font-name="Arial1" fo:font-size="10pt" fo:font-style="normal" style:text-underline-style="none" fo:font-weight="bold"/>
    </style:style>
    <style:style style:name="P2"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T1" style:family="text">
      <style:text-properties fo:color="#000000"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is-true-formula(AND(ISTEXT([.C2])))" table:allow-empty-cell="true" table:base-cell-address="'PAYE SECOND EMPLOYER'.C1">
          <table:help-message table:display="true"/>
          <table:error-message table:message-type="stop" table:display="true">
            <text:p>enter text only</text:p>
          </table:error-message>
        </table:content-validation>
        <table:content-validation table:name="val2" table:base-cell-address="'PAYE SECOND EMPLOYER'.D2">
          <table:help-message table:display="true"/>
          <table:error-message table:message-type="stop" table:display="true">
            <text:p>enter text only</text:p>
          </table:error-message>
        </table:content-validation>
        <table:content-validation table:name="val3" table:base-cell-address="'PAYE SECOND EMPLOYER'.L1">
          <table:help-message table:display="true"/>
          <table:error-message table:message-type="stop" table:display="true">
            <text:p>please enter the valid number or number range has been exceeded</text:p>
          </table:error-message>
        </table:content-validation>
        <table:content-validation table:name="val4" table:condition="of:cell-content-is-whole-number() and cell-content-is-between(0,9999999999999)" table:allow-empty-cell="true" table:base-cell-address="'PAYE SECOND EMPLOYER'.S2">
          <table:help-message table:display="true"/>
          <table:error-message table:message-type="stop" table:display="true">
            <text:p>please enter the valid number or number range has been exceeded</text:p>
          </table:error-message>
        </table:content-validation>
      </table:content-validations>
      <table:table table:name="INSTRUCTIONS" table:style-name="ta1">
        <office:forms form:automatic-focus="false" form:apply-design-mode="false"/>
        <table:table-column table:style-name="co1" table:default-cell-style-name="ce4"/>
        <table:table-column table:style-name="co2" table:number-columns-repeated="10" table:default-cell-style-name="ce4"/>
        <table:table-column table:style-name="co3" table:default-cell-style-name="ce4"/>
        <table:table-column table:style-name="co2" table:number-columns-repeated="2" table:default-cell-style-name="ce4"/>
        <table:table-column table:style-name="co4" table:default-cell-style-name="ce4"/>
        <table:table-column table:style-name="co2" table:default-cell-style-name="ce4"/>
        <table:table-column table:style-name="co5" table:default-cell-style-name="ce4"/>
        <table:table-column table:style-name="co2" table:number-columns-repeated="16" table:default-cell-style-name="ce4"/>
        <table:table-column table:style-name="co2" table:number-columns-repeated="16351" table:default-cell-style-name="Default"/>
        <table:table-row table:style-name="ro1">
          <table:table-cell table:style-name="ce1" office:value-type="string" calcext:value-type="string">
            <text:p><text:s text:c="26"/>Rwanda Revenue Authority <text:s/>e-tax Annexures</text:p>
          </table:table-cell>
          <table:table-cell table:style-name="ce1" table:number-columns-repeated="3"/>
          <table:table-cell table:style-name="ce6" table:number-columns-repeated="8"/>
          <table:table-cell table:style-name="ce7"/>
          <table:table-cell table:style-name="ce8"/>
          <table:table-cell table:style-name="ce8" office:value-type="string" calcext:value-type="string">
            <text:p>Version 1.1</text:p>
          </table:table-cell>
          <table:table-cell table:number-columns-repeated="3"/>
          <table:table-cell table:style-name="Default" table:number-columns-repeated="15"/>
          <table:table-cell table:number-columns-repeated="16351"/>
        </table:table-row>
        <table:table-row table:style-name="ro2">
          <table:table-cell table:style-name="ce2" table:number-columns-repeated="15"/>
          <table:table-cell table:number-columns-repeated="16369"/>
        </table:table-row>
        <table:table-row table:style-name="ro3">
          <table:table-cell table:style-name="ce3" office:value-type="string" calcext:value-type="string">
            <text:p><text:span text:style-name="T1">□</text:span><text:span text:style-name="T2">  The Following are the list of instructions to be followed by TaxPayer while using RRA_Annexures for efiling</text:span></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After downloading the Annexure File into Local System from RRA e-Tax application the TaxPayer has to perform the following steps:</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1) Once the file is downloaded open it in Ms Office 2007 or Later original versions(trial versions are not supported) </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2) When the annexure is opened in Ms excel a security warning is prompted showing "some content has been disabled" </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3) Select the options button in that security warning and then select the enable the content and then click ok</text:p>
          </table:table-cell>
          <table:table-cell table:style-name="ce3" table:number-columns-repeated="11"/>
          <table:table-cell table:style-name="ce2" table:number-columns-repeated="3"/>
          <table:table-cell table:number-columns-repeated="18"/>
          <table:table-cell table:style-name="ce4" table:number-columns-repeated="16351"/>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4) Now annexure file is ready to use , TaxPayer can copy or enter the data in respected columns of the annexure (Sales.Purchases etc)</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5) If the TaxPayer wants to copy the data into the RRA_Annexure from other source he should use the option "Paste Special" <text:s/>and select <text:s/>"values " option in it</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6) After data entry is done ,by clicking on the Validate button provided in the worksheets the data will be validated first and a text file is generated </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7) The generated Text file will be saved in <text:s/>path <text:s/>C:\RRA\textfilename of the local system</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8) If the TaxPayer feels that he enters some wrong data , he can reenter the data in annexure file and can generate a new text file </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9) Once new text file is generated with same name the previous file will be overridden by the new file</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3" office:value-type="string" calcext:value-type="string">
            <text:p>10) Once all the required text files are generated the TaxPayer can proceed with the uploading part in e-filing application </text:p>
          </table:table-cell>
          <table:table-cell table:style-name="ce3" table:number-columns-repeated="11"/>
          <table:table-cell table:style-name="ce2" table:number-columns-repeated="3"/>
          <table:table-cell table:number-columns-repeated="16369"/>
        </table:table-row>
        <table:table-row table:style-name="ro2">
          <table:table-cell table:style-name="ce3" table:number-columns-repeated="12"/>
          <table:table-cell table:style-name="ce2" table:number-columns-repeated="3"/>
          <table:table-cell table:number-columns-repeated="16369"/>
        </table:table-row>
        <table:table-row table:style-name="ro2">
          <table:table-cell table:style-name="ce2" table:number-columns-repeated="15"/>
          <table:table-cell table:number-columns-repeated="16369"/>
        </table:table-row>
        <table:table-row table:style-name="ro2" table:number-rows-repeated="12">
          <table:table-cell table:number-columns-repeated="16384"/>
        </table:table-row>
        <table:table-row table:style-name="ro2">
          <table:table-cell table:style-name="ce5" office:value-type="string" calcext:value-type="string">
            <text:p>15/10/2013</text:p>
          </table:table-cell>
          <table:table-cell table:number-columns-repeated="16383"/>
        </table:table-row>
        <table:table-row table:style-name="ro2" table:number-rows-repeated="542">
          <table:table-cell table:number-columns-repeated="16384"/>
        </table:table-row>
        <table:table-row table:style-name="ro2">
          <table:table-cell table:number-columns-repeated="16384"/>
        </table:table-row>
      </table:table>
      <table:table table:name="PAYE PERMANENT EMPLOYEES" table:style-name="ta2" table:protected="true" table:protection-key="C66HvJr2sdHqv+/lyycJpfiUJ+w="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ommandButton1" form:control-implementation="ooo:com.sun.star.form.component.CommandButton" xml:id="control1" form:id="control1" form:label="VALIDATE" office:target-frame=""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1" draw:text-style-name="P1" svg:width="1.4476in" svg:height="0.5213in" svg:x="36.489in" svg:y="3.3539in" draw:control="control1"/>
        </table:shapes>
        <table:table-column table:style-name="co6" table:default-cell-style-name="ce13"/>
        <table:table-column table:style-name="co7" table:default-cell-style-name="ce13"/>
        <table:table-column table:style-name="co8" table:default-cell-style-name="ce16"/>
        <table:table-column table:style-name="co9" table:default-cell-style-name="ce13"/>
        <table:table-column table:style-name="co10" table:default-cell-style-name="ce13"/>
        <table:table-column table:style-name="co11" table:default-cell-style-name="ce11"/>
        <table:table-column table:style-name="co12" table:default-cell-style-name="ce11"/>
        <table:table-column table:style-name="co13" table:default-cell-style-name="ce11"/>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number-columns-repeated="3" table:default-cell-style-name="ce13"/>
        <table:table-column table:style-name="co19" table:default-cell-style-name="ce13"/>
        <table:table-column table:style-name="co20" table:default-cell-style-name="ce13"/>
        <table:table-column table:style-name="co17" table:default-cell-style-name="ce13"/>
        <table:table-column table:style-name="co14" table:default-cell-style-name="ce13"/>
        <table:table-column table:style-name="co21" table:default-cell-style-name="ce13"/>
        <table:table-column table:style-name="co22" table:default-cell-style-name="ce13"/>
        <table:table-column table:style-name="co23" table:default-cell-style-name="ce13"/>
        <table:table-column table:style-name="co19" table:default-cell-style-name="ce13"/>
        <table:table-column table:style-name="co24" table:default-cell-style-name="ce13"/>
        <table:table-column table:style-name="co25" table:default-cell-style-name="ce13"/>
        <table:table-column table:style-name="co26" table:default-cell-style-name="ce13"/>
        <table:table-column table:style-name="co27" table:default-cell-style-name="ce13"/>
        <table:table-column table:style-name="co28" table:default-cell-style-name="ce46"/>
        <table:table-column table:style-name="co29" table:number-columns-repeated="68" table:default-cell-style-name="ce46"/>
        <table:table-column table:style-name="co29" table:number-columns-repeated="16288" table:default-cell-style-name="ce11"/>
        <table:table-row table:style-name="ro4">
          <table:table-cell table:style-name="ce9" office:value-type="string" calcext:value-type="string">
            <text:p>Employee TIN or No/ <text:s text:c="16"/>NIF de l'Employé ou N° d'Affiliation</text:p>
          </table:table-cell>
          <table:table-cell table:style-name="ce9" office:value-type="string" calcext:value-type="string">
            <text:p>Employee <text:s text:c="9"/>NSSF No/ <text:s text:c="32"/>N° d' Affiliation de l' Employe</text:p>
          </table:table-cell>
          <table:table-cell table:style-name="ce9" table:content-validation-name="val1" office:value-type="string" calcext:value-type="string">
            <text:p>Employee National ID/ <text:s text:c="14"/>C.I. de l'Employé</text:p>
          </table:table-cell>
          <table:table-cell table:style-name="ce9" table:content-validation-name="val2" office:value-type="string" calcext:value-type="string">
            <text:p>Employee Last Name/ <text:s text:c="24"/>Nom de l'Employé</text:p>
          </table:table-cell>
          <table:table-cell table:style-name="ce9" table:content-validation-name="val2" office:value-type="string" calcext:value-type="string">
            <text:p>Employee First Name/ Prénon de l' Employé</text:p>
          </table:table-cell>
          <table:table-cell table:style-name="ce23" office:value-type="string" calcext:value-type="string">
            <text:p>Return Type/ <text:s text:c="13"/>Type de Declaration <text:s text:c="24"/>B - Basic / Base <text:s text:c="23"/>C - Complimentary/ Complementaire</text:p>
          </table:table-cell>
          <table:table-cell table:style-name="ce23" office:value-type="string" calcext:value-type="string">
            <text:p>Sex/Sexe <text:s text:c="24"/>M-Male/ <text:s/>Masculin <text:s text:c="17"/>F- Female/ <text:s text:c="7"/>Féminin</text:p>
          </table:table-cell>
          <table:table-cell table:style-name="ce23" office:value-type="string" calcext:value-type="string">
            <text:p>Job Type/ <text:s text:c="2"/>Type d' Emploi <text:s text:c="16"/>P- Permanent/ Permanent</text:p>
          </table:table-cell>
          <table:table-cell table:style-name="ce9" office:value-type="string" calcext:value-type="string">
            <text:p>Start Date (DD/MM/YYYY)/ <text:s text:c="16"/>Date de Début / <text:s text:c="31"/>(jj/mm/aaaa)</text:p>
          </table:table-cell>
          <table:table-cell table:style-name="ce9" office:value-type="string" calcext:value-type="string">
            <text:p>End Date <text:s text:c="16"/>DD/MM/YYYY/Date de Fin / <text:s text:c="4"/>(jj/mm/aaaa)</text:p>
          </table:table-cell>
          <table:table-cell table:style-name="ce9" office:value-type="string" calcext:value-type="string">
            <text:p>Birth Date (DD/MM/YYYY)/ <text:s/>Date de Naissance <text:s text:c="16"/>/(jj/mm/aaaa)</text:p>
          </table:table-cell>
          <table:table-cell table:style-name="ce28" table:content-validation-name="val3" office:value-type="string" calcext:value-type="string">
            <text:p>Basic Salary/ <text:s text:c="10"/>Salaire de Base</text:p>
          </table:table-cell>
          <table:table-cell table:style-name="ce31" table:content-validation-name="val3" office:value-type="string" calcext:value-type="string">
            <text:p>Benefit in Kind Transport/ <text:s text:c="9"/>Avantage en Nature Transport</text:p>
          </table:table-cell>
          <table:table-cell table:style-name="ce33" table:content-validation-name="val3" office:value-type="string" calcext:value-type="string">
            <text:p>Benefit in Kind House/ <text:s text:c="14"/>Avantage en Nature Maison</text:p>
          </table:table-cell>
          <table:table-cell table:style-name="ce34" table:content-validation-name="val3" office:value-type="string" calcext:value-type="string">
            <text:p>Benefit in Kind Others/ <text:s text:c="10"/>Avantage en Nature Autres</text:p>
          </table:table-cell>
          <table:table-cell table:style-name="ce35" table:content-validation-name="val3" office:value-type="string" calcext:value-type="string">
            <text:p>Cash Allowance Transport/ <text:s text:c="13"/>Indemnitées payées Transport</text:p>
          </table:table-cell>
          <table:table-cell table:style-name="ce35" table:content-validation-name="val3" office:value-type="string" calcext:value-type="string">
            <text:p>Cash Allowance House/ <text:s text:c="15"/>Indemnitées payées Maison</text:p>
          </table:table-cell>
          <table:table-cell table:style-name="ce35" table:content-validation-name="val3" office:value-type="string" calcext:value-type="string">
            <text:p>Cash Allowance Others/ <text:s text:c="19"/>Indemnitées payées Autres</text:p>
          </table:table-cell>
          <table:table-cell table:style-name="ce37" table:content-validation-name="val3" office:value-type="string" calcext:value-type="string">
            <text:p>PAYE Taxable Base/ <text:s text:c="11"/>Base Imposable TPR</text:p>
          </table:table-cell>
          <table:table-cell table:style-name="ce38" table:content-validation-name="val3" office:value-type="string" calcext:value-type="string">
            <text:p>PAYE Due/ <text:s text:c="17"/>TPR Due</text:p>
          </table:table-cell>
          <table:table-cell table:style-name="ce40" table:content-validation-name="val3" office:value-type="string" calcext:value-type="string">
            <text:p>RSSB Base/ <text:s text:c="16"/>Assiètte de Cotisation Caisse Sociale</text:p>
          </table:table-cell>
          <table:table-cell table:style-name="ce41" table:content-validation-name="val3" office:value-type="string" calcext:value-type="string">
            <text:p>Employee3% NSSF/ <text:s text:c="22"/>Contribution de l' Emplyé 3%</text:p>
          </table:table-cell>
          <table:table-cell table:style-name="ce42" table:content-validation-name="val3" office:value-type="string" calcext:value-type="string">
            <text:p>Employer 5% <text:s/>NSSF/ <text:s text:c="14"/>Contribution de l' Employer 5%</text:p>
          </table:table-cell>
          <table:table-cell table:style-name="ce44" table:content-validation-name="val3" office:value-type="string" calcext:value-type="string">
            <text:p>Total RSSB/ <text:s text:c="17"/>Total Contribution Caisse Sociale</text:p>
          </table:table-cell>
          <table:table-cell table:style-name="ce44" table:content-validation-name="val3" office:value-type="string" calcext:value-type="string">
            <text:p>Employee 7.5% RAMA/ <text:s text:c="10"/>Contribution RAMA 7.5%</text:p>
          </table:table-cell>
          <table:table-cell table:style-name="ce44" table:content-validation-name="val3" office:value-type="string" calcext:value-type="string">
            <text:p>Employer 7.5% RAMA/ <text:s text:c="14"/>Contribution RAMA 7.5%</text:p>
          </table:table-cell>
          <table:table-cell table:style-name="ce45" table:content-validation-name="val3" office:value-type="string" calcext:value-type="string">
            <text:p>Total RAMA (15%)/ <text:s text:c="16"/>Total RAMA 15%</text:p>
          </table:table-cell>
          <table:table-cell table:number-columns-repeated="69"/>
          <table:table-cell table:style-name="ce4" table:number-columns-repeated="16288"/>
        </table:table-row>
        <table:table-row table:style-name="ro5">
          <table:table-cell table:number-columns-repeated="2" table:style-name="ce10" office:value-type="string" calcext:value-type="string">
            <text:p>10371961K</text:p>
          </table:table-cell>
          <table:table-cell table:style-name="ce10"/>
          <table:table-cell table:style-name="ce10" office:value-type="string" calcext:value-type="string">
            <text:p>HARELIMANA</text:p>
          </table:table-cell>
          <table:table-cell table:style-name="ce10" office:value-type="string" calcext:value-type="string">
            <text:p>MARC</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0448820S</text:p>
          </table:table-cell>
          <table:table-cell table:style-name="ce10"/>
          <table:table-cell table:style-name="ce10" office:value-type="string" calcext:value-type="string">
            <text:p>NURU</text:p>
          </table:table-cell>
          <table:table-cell table:style-name="ce10" office:value-type="string" calcext:value-type="string">
            <text:p>PIERRE</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0479544R</text:p>
          </table:table-cell>
          <table:table-cell table:style-name="ce10"/>
          <table:table-cell table:style-name="ce10" office:value-type="string" calcext:value-type="string">
            <text:p>NKURUNZIZA</text:p>
          </table:table-cell>
          <table:table-cell table:style-name="ce10" office:value-type="string" calcext:value-type="string">
            <text:p>EDOUARD</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0599164S</text:p>
          </table:table-cell>
          <table:table-cell table:style-name="ce10"/>
          <table:table-cell table:style-name="ce10" office:value-type="string" calcext:value-type="string">
            <text:p>MUTETERI</text:p>
          </table:table-cell>
          <table:table-cell table:style-name="ce10" office:value-type="string" calcext:value-type="string">
            <text:p>JEANINE</text:p>
          </table:table-cell>
          <table:table-cell table:style-name="ce10" office:value-type="string" calcext:value-type="string">
            <text:p>B</text:p>
          </table:table-cell>
          <table:table-cell table:style-name="ce10" office:value-type="string" calcext:value-type="string">
            <text:p>F</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0638601A</text:p>
          </table:table-cell>
          <table:table-cell table:style-name="ce10"/>
          <table:table-cell table:style-name="ce10" office:value-type="string" calcext:value-type="string">
            <text:p>KWIZERRA</text:p>
          </table:table-cell>
          <table:table-cell table:style-name="ce10" office:value-type="string" calcext:value-type="string">
            <text:p>MAGNIFIQUE</text:p>
          </table:table-cell>
          <table:table-cell table:style-name="ce10" office:value-type="string" calcext:value-type="string">
            <text:p>B</text:p>
          </table:table-cell>
          <table:table-cell table:style-name="ce10" office:value-type="string" calcext:value-type="string">
            <text:p>F</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0860778X</text:p>
          </table:table-cell>
          <table:table-cell table:style-name="ce10"/>
          <table:table-cell table:style-name="ce10" office:value-type="string" calcext:value-type="string">
            <text:p>NZAMWITA</text:p>
          </table:table-cell>
          <table:table-cell table:style-name="ce10" office:value-type="string" calcext:value-type="string">
            <text:p>ESPERANCE</text:p>
          </table:table-cell>
          <table:table-cell table:style-name="ce10" office:value-type="string" calcext:value-type="string">
            <text:p>B</text:p>
          </table:table-cell>
          <table:table-cell table:style-name="ce10" office:value-type="string" calcext:value-type="string">
            <text:p>F</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5">
          <table:table-cell table:number-columns-repeated="2" table:style-name="ce10" office:value-type="string" calcext:value-type="string">
            <text:p>19896390H</text:p>
          </table:table-cell>
          <table:table-cell table:style-name="ce10"/>
          <table:table-cell table:style-name="ce10" office:value-type="string" calcext:value-type="string">
            <text:p>HABIMANA</text:p>
          </table:table-cell>
          <table:table-cell table:style-name="ce10" office:value-type="string" calcext:value-type="string">
            <text:p>OLIVIER</text:p>
          </table:table-cell>
          <table:table-cell table:style-name="ce10" office:value-type="string" calcext:value-type="string">
            <text:p>B</text:p>
          </table:table-cell>
          <table:table-cell table:style-name="ce10" office:value-type="string" calcext:value-type="string">
            <text:p>M</text:p>
          </table:table-cell>
          <table:table-cell table:style-name="ce10" office:value-type="string" calcext:value-type="string">
            <text:p>P</text:p>
          </table:table-cell>
          <table:table-cell table:style-name="ce24" office:value-type="date" office:date-value="2024-01-11" calcext:value-type="date">
            <text:p>01/11/24</text:p>
          </table:table-cell>
          <table:table-cell table:style-name="ce10" office:value-type="string" calcext:value-type="string">
            <text:p>30/11/2024</text:p>
          </table:table-cell>
          <table:table-cell table:style-name="ce10" office:value-type="string" calcext:value-type="string">
            <text:p>NA</text:p>
          </table:table-cell>
          <table:table-cell table:style-name="ce10" office:value-type="string" calcext:value-type="string">
            <text:p>80000</text:p>
          </table:table-cell>
          <table:table-cell table:number-columns-repeated="6" table:style-name="ce10" office:value-type="string" calcext:value-type="string">
            <text:p>0</text:p>
          </table:table-cell>
          <table:table-cell table:style-name="ce10" office:value-type="string" calcext:value-type="string">
            <text:p>80000</text:p>
          </table:table-cell>
          <table:table-cell table:style-name="ce10" office:value-type="string" calcext:value-type="string">
            <text:p>4000</text:p>
          </table:table-cell>
          <table:table-cell table:style-name="ce10" office:value-type="string" calcext:value-type="string">
            <text:p>80000</text:p>
          </table:table-cell>
          <table:table-cell table:style-name="ce10" office:value-type="string" calcext:value-type="string">
            <text:p>2400</text:p>
          </table:table-cell>
          <table:table-cell table:style-name="ce10" office:value-type="string" calcext:value-type="string">
            <text:p>4000</text:p>
          </table:table-cell>
          <table:table-cell table:style-name="ce10" office:value-type="string" calcext:value-type="string">
            <text:p>6400</text:p>
          </table:table-cell>
          <table:table-cell table:number-columns-repeated="3" table:style-name="ce10" office:value-type="string" calcext:value-type="string">
            <text:p>0</text:p>
          </table:table-cell>
          <table:table-cell table:content-validation-name="val4" table:number-columns-repeated="4"/>
          <table:table-cell table:number-columns-repeated="16353"/>
        </table:table-row>
        <table:table-row table:style-name="ro2" table:number-rows-repeated="8">
          <table:table-cell table:style-name="ce11" table:number-columns-repeated="2"/>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content-validation-name="val3" table:number-columns-repeated="12"/>
          <table:table-cell table:style-name="ce25" table:content-validation-name="val3"/>
          <table:table-cell table:style-name="ce14" table:content-validation-name="val3" table:number-columns-repeated="3"/>
          <table:table-cell table:content-validation-name="val4" table:number-columns-repeated="4"/>
          <table:table-cell table:number-columns-repeated="16353"/>
        </table:table-row>
        <table:table-row table:style-name="ro6" table:number-rows-repeated="3">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content-validation-name="val4" table:number-columns-repeated="4"/>
          <table:table-cell table:number-columns-repeated="16353"/>
        </table:table-row>
        <table:table-row table:style-name="ro6" table:number-rows-repeated="3">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content-validation-name="val4" table:number-columns-repeated="4"/>
          <table:table-cell table:number-columns-repeated="16353"/>
        </table:table-row>
        <table:table-row table:style-name="ro6" table:number-rows-repeated="2">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content-validation-name="val4" table:number-columns-repeated="4"/>
          <table:table-cell table:number-columns-repeated="16353"/>
        </table:table-row>
        <table:table-row table:style-name="ro6" table:number-rows-repeated="170">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content-validation-name="val4" table:number-columns-repeated="4"/>
          <table:table-cell table:number-columns-repeated="16353"/>
        </table:table-row>
        <table:table-row table:style-name="ro6" table:number-rows-repeated="62">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style-name="ce47" table:content-validation-name="val4" table:number-columns-repeated="4"/>
          <table:table-cell table:number-columns-repeated="16353"/>
        </table:table-row>
        <table:table-row table:style-name="ro6" table:number-rows-repeated="595">
          <table:table-cell table:style-name="ce12" table:number-columns-repeated="2"/>
          <table:table-cell table:style-name="ce15"/>
          <table:table-cell table:style-name="ce12" table:content-validation-name="val2" table:number-columns-repeated="2"/>
          <table:table-cell table:style-name="ce12" table:number-columns-repeated="3"/>
          <table:table-cell table:style-name="ce26" table:number-columns-repeated="2"/>
          <table:table-cell table:style-name="ce27"/>
          <table:table-cell table:style-name="ce26" table:content-validation-name="val3" table:number-columns-repeated="6"/>
          <table:table-cell table:style-name="ce29" table:content-validation-name="val3"/>
          <table:table-cell table:style-name="ce27" table:content-validation-name="val3"/>
          <table:table-cell table:style-name="ce26" table:content-validation-name="val3" table:number-columns-repeated="8"/>
          <table:table-cell table:number-columns-repeated="16357"/>
        </table:table-row>
        <table:table-row table:style-name="ro6">
          <table:table-cell table:style-name="ce12" table:number-columns-repeated="2"/>
          <table:table-cell table:style-name="ce15"/>
          <table:table-cell table:style-name="ce18" table:content-validation-name="val2"/>
          <table:table-cell table:style-name="ce12" table:content-validation-name="val2"/>
          <table:table-cell table:style-name="ce12" table:number-columns-repeated="3"/>
          <table:table-cell table:style-name="ce26" table:number-columns-repeated="2"/>
          <table:table-cell table:style-name="ce27"/>
          <table:table-cell table:style-name="ce29"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29" table:content-validation-name="val3"/>
          <table:table-cell table:style-name="ce27" table:content-validation-name="val3"/>
          <table:table-cell table:style-name="ce26" table:content-validation-name="val3"/>
          <table:table-cell table:style-name="ce29"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17">
          <table:table-cell table:style-name="ce12" table:number-columns-repeated="2"/>
          <table:table-cell table:style-name="ce15"/>
          <table:table-cell table:style-name="ce18" table:content-validation-name="val2"/>
          <table:table-cell table:style-name="ce12" table:content-validation-name="val2"/>
          <table:table-cell table:style-name="ce12" table:number-columns-repeated="3"/>
          <table:table-cell table:style-name="ce26" table:number-columns-repeated="2"/>
          <table:table-cell table:style-name="ce27"/>
          <table:table-cell table:style-name="ce29"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29" table:content-validation-name="val3"/>
          <table:table-cell table:style-name="ce27" table:content-validation-name="val3"/>
          <table:table-cell table:style-name="ce26" table:content-validation-name="val3"/>
          <table:table-cell table:style-name="ce29"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83">
          <table:table-cell table:style-name="ce12" table:number-columns-repeated="2"/>
          <table:table-cell table:style-name="ce15"/>
          <table:table-cell table:style-name="ce19" table:content-validation-name="val2"/>
          <table:table-cell table:style-name="ce12" table:content-validation-name="val2"/>
          <table:table-cell table:style-name="ce12" table:number-columns-repeated="3"/>
          <table:table-cell table:style-name="ce26" table:number-columns-repeated="2"/>
          <table:table-cell table:style-name="ce27"/>
          <table:table-cell table:style-name="ce29"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29" table:content-validation-name="val3"/>
          <table:table-cell table:style-name="ce27" table:content-validation-name="val3"/>
          <table:table-cell table:style-name="ce26" table:content-validation-name="val3"/>
          <table:table-cell table:style-name="ce29"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7">
          <table:table-cell table:style-name="ce12" table:number-columns-repeated="2"/>
          <table:table-cell table:style-name="ce15"/>
          <table:table-cell table:style-name="ce19" table:content-validation-name="val2"/>
          <table:table-cell table:style-name="ce21" table:content-validation-name="val2"/>
          <table:table-cell table:style-name="ce12" table:number-columns-repeated="3"/>
          <table:table-cell table:style-name="ce26" table:number-columns-repeated="2"/>
          <table:table-cell table:style-name="ce27"/>
          <table:table-cell table:style-name="ce29"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27" table:content-validation-name="val3"/>
          <table:table-cell table:style-name="ce39" table:content-validation-name="val3"/>
          <table:table-cell table:style-name="ce29"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11">
          <table:table-cell table:style-name="ce12" table:number-columns-repeated="2"/>
          <table:table-cell table:style-name="ce15"/>
          <table:table-cell table:style-name="ce19" table:content-validation-name="val2"/>
          <table:table-cell table:style-name="ce21" table:content-validation-name="val2"/>
          <table:table-cell table:style-name="ce12" table:number-columns-repeated="3"/>
          <table:table-cell table:style-name="ce26" table:number-columns-repeated="2"/>
          <table:table-cell table:style-name="ce27"/>
          <table:table-cell table:style-name="ce30"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27" table:content-validation-name="val3"/>
          <table:table-cell table:style-name="ce39" table:content-validation-name="val3"/>
          <table:table-cell table:style-name="ce30"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6">
          <table:table-cell table:style-name="ce12" table:number-columns-repeated="2"/>
          <table:table-cell table:style-name="ce15"/>
          <table:table-cell table:style-name="ce19" table:content-validation-name="val2"/>
          <table:table-cell table:style-name="ce21" table:content-validation-name="val2"/>
          <table:table-cell table:style-name="ce12" table:number-columns-repeated="3"/>
          <table:table-cell table:style-name="ce26" table:number-columns-repeated="2"/>
          <table:table-cell table:style-name="ce27"/>
          <table:table-cell table:style-name="ce30"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27" table:content-validation-name="val3"/>
          <table:table-cell table:style-name="ce26" table:content-validation-name="val3"/>
          <table:table-cell table:style-name="ce30"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table-cell table:style-name="ce12" table:number-columns-repeated="2"/>
          <table:table-cell table:style-name="ce15"/>
          <table:table-cell table:style-name="ce19" table:content-validation-name="val2"/>
          <table:table-cell table:style-name="ce21" table:content-validation-name="val2"/>
          <table:table-cell table:style-name="ce12" table:number-columns-repeated="3"/>
          <table:table-cell table:style-name="ce26" table:number-columns-repeated="2"/>
          <table:table-cell table:style-name="ce27"/>
          <table:table-cell table:style-name="ce30"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30" table:content-validation-name="val3"/>
          <table:table-cell table:style-name="ce26" table:content-validation-name="val3"/>
          <table:table-cell table:style-name="ce30"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2">
          <table:table-cell table:style-name="ce12" table:number-columns-repeated="2"/>
          <table:table-cell table:style-name="ce15"/>
          <table:table-cell table:style-name="ce20" table:content-validation-name="val2"/>
          <table:table-cell table:style-name="ce21" table:content-validation-name="val2"/>
          <table:table-cell table:style-name="ce12" table:number-columns-repeated="3"/>
          <table:table-cell table:style-name="ce26" table:number-columns-repeated="2"/>
          <table:table-cell table:style-name="ce27"/>
          <table:table-cell table:style-name="ce30"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30" table:content-validation-name="val3"/>
          <table:table-cell table:style-name="ce26" table:content-validation-name="val3"/>
          <table:table-cell table:style-name="ce30"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6" table:number-rows-repeated="2">
          <table:table-cell table:style-name="ce12" table:number-columns-repeated="2"/>
          <table:table-cell table:style-name="ce15"/>
          <table:table-cell table:style-name="ce20" table:content-validation-name="val2"/>
          <table:table-cell table:style-name="ce22" table:content-validation-name="val2"/>
          <table:table-cell table:style-name="ce12" table:number-columns-repeated="3"/>
          <table:table-cell table:style-name="ce26" table:number-columns-repeated="2"/>
          <table:table-cell table:style-name="ce27"/>
          <table:table-cell table:style-name="ce30" table:content-validation-name="val3"/>
          <table:table-cell table:style-name="ce32" table:content-validation-name="val3" table:number-columns-repeated="2"/>
          <table:table-cell table:style-name="ce26" table:content-validation-name="val3"/>
          <table:table-cell table:style-name="ce32" table:content-validation-name="val3" table:number-columns-repeated="2"/>
          <table:table-cell table:style-name="ce36" table:content-validation-name="val3"/>
          <table:table-cell table:style-name="ce30" table:content-validation-name="val3"/>
          <table:table-cell table:style-name="ce26" table:content-validation-name="val3"/>
          <table:table-cell table:style-name="ce30" table:content-validation-name="val3" table:number-columns-repeated="2"/>
          <table:table-cell table:style-name="ce43" table:content-validation-name="val3" table:number-columns-repeated="2"/>
          <table:table-cell table:style-name="ce32" table:content-validation-name="val3" table:number-columns-repeated="3"/>
          <table:table-cell table:number-columns-repeated="16357"/>
        </table:table-row>
        <table:table-row table:style-name="ro2" table:number-rows-repeated="1047594">
          <table:table-cell table:number-columns-repeated="3"/>
          <table:table-cell table:content-validation-name="val2" table:number-columns-repeated="2"/>
          <table:table-cell table:number-columns-repeated="6"/>
          <table:table-cell table:content-validation-name="val3" table:number-columns-repeated="16"/>
          <table:table-cell table:number-columns-repeated="16357"/>
        </table:table-row>
        <table:table-row table:style-name="ro2">
          <table:table-cell table:number-columns-repeated="3"/>
          <table:table-cell table:content-validation-name="val2" table:number-columns-repeated="2"/>
          <table:table-cell table:number-columns-repeated="6"/>
          <table:table-cell table:content-validation-name="val3" table:number-columns-repeated="16"/>
          <table:table-cell table:number-columns-repeated="16357"/>
        </table:table-row>
      </table:table>
      <table:table table:name="PAYE CASUAL EMPLOYEES" table:style-name="ta3" table:protected="true" table:protection-key="C66HvJr2sdHqv+/lyycJpfiUJ+w="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ommandButton1" form:control-implementation="ooo:com.sun.star.form.component.CommandButton" xml:id="control2" form:id="control2" form:label="VALIDATE" office:target-frame=""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2" draw:text-style-name="P2" svg:width="1.6417in" svg:height="0.4587in" svg:x="24.2319in" svg:y="2.9059in" draw:control="control2"/>
        </table:shapes>
        <table:table-column table:style-name="co30" table:default-cell-style-name="ce13"/>
        <table:table-column table:style-name="co31" table:default-cell-style-name="ce13"/>
        <table:table-column table:style-name="co32" table:default-cell-style-name="ce13"/>
        <table:table-column table:style-name="co25" table:default-cell-style-name="ce11"/>
        <table:table-column table:style-name="co33" table:default-cell-style-name="ce11"/>
        <table:table-column table:style-name="co34" table:default-cell-style-name="ce11"/>
        <table:table-column table:style-name="co35" table:default-cell-style-name="ce11"/>
        <table:table-column table:style-name="co36" table:default-cell-style-name="ce11"/>
        <table:table-column table:style-name="co37" table:default-cell-style-name="ce13"/>
        <table:table-column table:style-name="co38" table:default-cell-style-name="ce13"/>
        <table:table-column table:style-name="co39" table:default-cell-style-name="ce13"/>
        <table:table-column table:style-name="co37" table:default-cell-style-name="ce13"/>
        <table:table-column table:style-name="co40" table:default-cell-style-name="ce13"/>
        <table:table-column table:style-name="co41" table:default-cell-style-name="ce13"/>
        <table:table-column table:style-name="co42" table:default-cell-style-name="ce13"/>
        <table:table-column table:style-name="co43" table:default-cell-style-name="ce13"/>
        <table:table-column table:style-name="co35" table:default-cell-style-name="ce13"/>
        <table:table-column table:style-name="co17" table:default-cell-style-name="ce13"/>
        <table:table-column table:style-name="co10" table:default-cell-style-name="ce46"/>
        <table:table-column table:style-name="co29" table:number-columns-repeated="25" table:default-cell-style-name="ce46"/>
        <table:table-column table:style-name="co29" table:number-columns-repeated="16340" table:default-cell-style-name="ce11"/>
        <table:table-row table:style-name="ro7">
          <table:table-cell table:style-name="ce9" office:value-type="string" calcext:value-type="string">
            <text:p>Employee TIN or No/ <text:s text:c="27"/>NIF ou N° de l 'Employé</text:p>
          </table:table-cell>
          <table:table-cell table:style-name="ce9" office:value-type="string" calcext:value-type="string">
            <text:p>Employee <text:s text:c="2"/>RSSB No/ <text:s text:c="32"/>N° d' Affiliation à la Caisse Sociale</text:p>
          </table:table-cell>
          <table:table-cell table:style-name="ce9" office:value-type="string" calcext:value-type="string">
            <text:p>Employee National ID/ <text:s text:c="17"/>N° C.I. de l 'Employé</text:p>
          </table:table-cell>
          <table:table-cell table:style-name="ce9" office:value-type="string" calcext:value-type="string">
            <text:p>Employee Last Name/ <text:s text:c="26"/>Nom de l' Employé</text:p>
          </table:table-cell>
          <table:table-cell table:style-name="ce9" office:value-type="string" calcext:value-type="string">
            <text:p>Employee First Name/ <text:s text:c="20"/>Prénom de l' Employé</text:p>
          </table:table-cell>
          <table:table-cell table:style-name="ce23" office:value-type="string" calcext:value-type="string">
            <text:p>Return Type/ <text:s text:c="11"/>Type de Declaration <text:s text:c="24"/>B - Basic / Base <text:s text:c="28"/>C - Complimentary/ <text:s text:c="2"/>Complementaire</text:p>
          </table:table-cell>
          <table:table-cell table:style-name="ce23" office:value-type="string" calcext:value-type="string">
            <text:p>Sex/Sexe <text:s text:c="28"/>M-Male/ <text:s text:c="12"/>Masculin <text:s text:c="20"/>F- Female/ <text:s text:c="7"/>Féminin</text:p>
          </table:table-cell>
          <table:table-cell table:style-name="ce23" office:value-type="string" calcext:value-type="string">
            <text:p>Job Type/ <text:s text:c="15"/>Type d' Emploi <text:s text:c="30"/>C- Casual Worker/ <text:s text:c="11"/>Employé Occasionnel</text:p>
          </table:table-cell>
          <table:table-cell table:style-name="ce9" office:value-type="string" calcext:value-type="string">
            <text:p>Start Date (DD/MM/YYYY)/ <text:s text:c="16"/>Date de Début / <text:s text:c="30"/>(jj/mm/aaaa)</text:p>
          </table:table-cell>
          <table:table-cell table:style-name="ce9" office:value-type="string" calcext:value-type="string">
            <text:p>End Date <text:s text:c="16"/>DD/MM/YYYY/Date de Fin / <text:s text:c="4"/>(jj/mm/aaaa)</text:p>
          </table:table-cell>
          <table:table-cell table:style-name="ce9" office:value-type="string" calcext:value-type="string">
            <text:p>Birth Date (DD/MM/YYYY)/ <text:s/>Date de Naissance <text:s text:c="16"/>/(jj/mm/aaaa)</text:p>
          </table:table-cell>
          <table:table-cell table:style-name="ce35" office:value-type="string" calcext:value-type="string">
            <text:p>Casual Employees Income/        Revenu d’un employé occasionnel</text:p>
            <text:p/>
            <text:p/>
          </table:table-cell>
          <table:table-cell table:style-name="ce35" office:value-type="string" calcext:value-type="string">
            <text:p>PAYE Taxable Base/ <text:s text:c="24"/>Base Imposable à la TPR</text:p>
          </table:table-cell>
          <table:table-cell table:style-name="ce35" office:value-type="string" calcext:value-type="string">
            <text:p>PAYE Due/ <text:s text:c="20"/>TPR Due</text:p>
          </table:table-cell>
          <table:table-cell table:style-name="ce35" office:value-type="string" calcext:value-type="string">
            <text:p>RSSB Base/ <text:s text:c="17"/>Assiètte Imposable Caisse Sociale</text:p>
          </table:table-cell>
          <table:table-cell table:style-name="ce35" office:value-type="string" calcext:value-type="string">
            <text:p>Employee 3% RSSB/ <text:s text:c="18"/>Contribution de l' Employé 3%</text:p>
          </table:table-cell>
          <table:table-cell table:style-name="ce35" office:value-type="string" calcext:value-type="string">
            <text:p>Employer 5% RSSB/ Contribution de l' Employeur 5%</text:p>
          </table:table-cell>
          <table:table-cell table:style-name="ce35" office:value-type="string" calcext:value-type="string">
            <text:p>Total RSSB/ <text:s text:c="17"/>Toal Contribution Caisse Sociale</text:p>
          </table:table-cell>
          <table:table-cell table:style-name="ce4" table:number-columns-repeated="16366"/>
        </table:table-row>
        <table:table-row table:style-name="ro2">
          <table:table-cell table:style-name="ce11"/>
          <table:table-cell table:style-name="ce17"/>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7"/>
          <table:table-cell table:style-name="ce59" table:content-validation-name="val4"/>
          <table:table-cell table:style-name="ce60" table:content-validation-name="val4" table:number-columns-repeated="2"/>
          <table:table-cell table:style-name="ce59" table:content-validation-name="val4"/>
          <table:table-cell table:style-name="ce60" table:content-validation-name="val4" table:number-columns-repeated="2"/>
          <table:table-cell table:style-name="ce59" table:content-validation-name="val4"/>
          <table:table-cell table:style-name="ce60" table:content-validation-name="val4" table:number-columns-repeated="2"/>
          <table:table-cell table:number-columns-repeated="16357"/>
        </table:table-row>
        <table:table-row table:style-name="ro2" table:number-rows-repeated="2">
          <table:table-cell table:style-name="ce11"/>
          <table:table-cell table:style-name="ce17"/>
          <table:table-cell table:style-name="ce14"/>
          <table:table-cell table:style-name="ce17" table:content-validation-name="val2" table:number-columns-repeated="2"/>
          <table:table-cell table:style-name="ce17" table:number-columns-repeated="3"/>
          <table:table-cell/>
          <table:table-cell table:style-name="ce25" table:number-columns-repeated="2"/>
          <table:table-cell table:style-name="ce14" table:number-columns-repeated="7"/>
          <table:table-cell table:number-columns-repeated="16366"/>
        </table:table-row>
        <table:table-row table:style-name="ro2">
          <table:table-cell table:style-name="ce11"/>
          <table:table-cell table:style-name="ce17"/>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7"/>
          <table:table-cell table:number-columns-repeated="16366"/>
        </table:table-row>
        <table:table-row table:style-name="ro2" table:number-rows-repeated="11">
          <table:table-cell table:style-name="ce11" table:number-columns-repeated="2"/>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7"/>
          <table:table-cell table:number-columns-repeated="16366"/>
        </table:table-row>
        <table:table-row table:style-name="ro6">
          <table:table-cell table:style-name="ce48" table:number-columns-repeated="2"/>
          <table:table-cell table:style-name="ce49"/>
          <table:table-cell table:style-name="ce50" table:content-validation-name="val2"/>
          <table:table-cell table:style-name="ce48" table:content-validation-name="val2"/>
          <table:table-cell table:style-name="ce48" table:number-columns-repeated="3"/>
          <table:table-cell table:style-name="ce49" table:number-columns-repeated="3"/>
          <table:table-cell table:style-name="ce55" table:number-columns-repeated="2"/>
          <table:table-cell table:style-name="ce57"/>
          <table:table-cell table:style-name="ce55"/>
          <table:table-cell table:style-name="ce49"/>
          <table:table-cell table:style-name="ce57" table:number-columns-repeated="2"/>
          <table:table-cell table:number-columns-repeated="16366"/>
        </table:table-row>
        <table:table-row table:style-name="ro6">
          <table:table-cell table:style-name="ce48" table:number-columns-repeated="2"/>
          <table:table-cell table:style-name="ce49"/>
          <table:table-cell table:style-name="ce50" table:content-validation-name="val2"/>
          <table:table-cell table:style-name="ce48" table:content-validation-name="val2"/>
          <table:table-cell table:style-name="ce48" table:number-columns-repeated="3"/>
          <table:table-cell table:style-name="ce49" table:number-columns-repeated="3"/>
          <table:table-cell table:style-name="ce56"/>
          <table:table-cell table:style-name="ce55"/>
          <table:table-cell table:style-name="ce57"/>
          <table:table-cell table:style-name="ce55"/>
          <table:table-cell table:style-name="ce49"/>
          <table:table-cell table:style-name="ce57" table:number-columns-repeated="2"/>
          <table:table-cell table:number-columns-repeated="16366"/>
        </table:table-row>
        <table:table-row table:style-name="ro2">
          <table:table-cell table:style-name="ce48" table:number-columns-repeated="2"/>
          <table:table-cell table:style-name="ce49"/>
          <table:table-cell table:style-name="ce51" table:content-validation-name="val2"/>
          <table:table-cell table:style-name="ce48" table:content-validation-name="val2"/>
          <table:table-cell table:style-name="ce48" table:number-columns-repeated="3"/>
          <table:table-cell table:style-name="ce53" table:number-columns-repeated="2"/>
          <table:table-cell table:style-name="ce49"/>
          <table:table-cell table:style-name="ce56" table:number-columns-repeated="2"/>
          <table:table-cell table:style-name="ce58"/>
          <table:table-cell table:style-name="ce56"/>
          <table:table-cell table:style-name="ce58" table:number-columns-repeated="3"/>
          <table:table-cell table:number-columns-repeated="16366"/>
        </table:table-row>
        <table:table-row table:style-name="ro2" table:number-rows-repeated="19">
          <table:table-cell table:style-name="ce48" table:number-columns-repeated="2"/>
          <table:table-cell table:style-name="ce49"/>
          <table:table-cell table:style-name="ce51" table:content-validation-name="val2"/>
          <table:table-cell table:style-name="ce48" table:content-validation-name="val2"/>
          <table:table-cell table:style-name="ce48" table:number-columns-repeated="3"/>
          <table:table-cell table:style-name="ce53" table:number-columns-repeated="2"/>
          <table:table-cell table:style-name="ce49"/>
          <table:table-cell table:style-name="ce56" table:number-columns-repeated="2"/>
          <table:table-cell table:style-name="ce58"/>
          <table:table-cell table:style-name="ce56"/>
          <table:table-cell table:style-name="ce58" table:number-columns-repeated="3"/>
          <table:table-cell table:number-columns-repeated="16366"/>
        </table:table-row>
        <table:table-row table:style-name="ro2">
          <table:table-cell table:style-name="ce11" table:number-columns-repeated="2"/>
          <table:table-cell/>
          <table:table-cell table:style-name="ce52" table:content-validation-name="val2"/>
          <table:table-cell table:content-validation-name="val2"/>
          <table:table-cell table:number-columns-repeated="2"/>
          <table:table-cell table:style-name="ce17"/>
          <table:table-cell table:style-name="ce54" table:number-columns-repeated="2"/>
          <table:table-cell table:number-columns-repeated="16374"/>
        </table:table-row>
        <table:table-row table:style-name="ro2" table:number-rows-repeated="61">
          <table:table-cell table:style-name="ce11" table:number-columns-repeated="2"/>
          <table:table-cell/>
          <table:table-cell table:content-validation-name="val2" table:number-columns-repeated="2"/>
          <table:table-cell table:number-columns-repeated="2"/>
          <table:table-cell table:style-name="ce17"/>
          <table:table-cell table:number-columns-repeated="16376"/>
        </table:table-row>
        <table:table-row table:style-name="ro2" table:number-rows-repeated="751">
          <table:table-cell table:number-columns-repeated="3"/>
          <table:table-cell table:content-validation-name="val2" table:number-columns-repeated="2"/>
          <table:table-cell table:number-columns-repeated="2"/>
          <table:table-cell table:style-name="ce17"/>
          <table:table-cell table:number-columns-repeated="16376"/>
        </table:table-row>
        <table:table-row table:style-name="ro2" table:number-rows-repeated="6">
          <table:table-cell table:number-columns-repeated="2"/>
          <table:table-cell table:style-name="ce16"/>
          <table:table-cell table:style-name="ce13" table:number-columns-repeated="2"/>
          <table:table-cell table:number-columns-repeated="16379"/>
        </table:table-row>
        <table:table-row table:style-name="ro2" table:number-rows-repeated="1047718">
          <table:table-cell table:number-columns-repeated="16384"/>
        </table:table-row>
        <table:table-row table:style-name="ro2">
          <table:table-cell table:number-columns-repeated="16384"/>
        </table:table-row>
      </table:table>
      <table:table table:name="PAYE SECOND EMPLOYER" table:style-name="ta4" table:protected="true" table:protection-key="C66HvJr2sdHqv+/lyycJpfiUJ+w="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ommandButton1" form:control-implementation="ooo:com.sun.star.form.component.CommandButton" xml:id="control3" form:id="control3" form:label="VALIDATE" office:target-frame=""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2" draw:text-style-name="P2" svg:width="1.5205in" svg:height="0.3646in" svg:x="38.9563in" svg:y="2.4374in" draw:control="control3"/>
        </table:shapes>
        <table:table-column table:style-name="co44" table:default-cell-style-name="ce13"/>
        <table:table-column table:style-name="co45" table:default-cell-style-name="ce13"/>
        <table:table-column table:style-name="co46" table:default-cell-style-name="ce13"/>
        <table:table-column table:style-name="co47" table:default-cell-style-name="ce11"/>
        <table:table-column table:style-name="co48" table:default-cell-style-name="ce11"/>
        <table:table-column table:style-name="co28" table:default-cell-style-name="ce11"/>
        <table:table-column table:style-name="co37" table:default-cell-style-name="ce11"/>
        <table:table-column table:style-name="co49" table:default-cell-style-name="ce11"/>
        <table:table-column table:style-name="co50" table:default-cell-style-name="ce13"/>
        <table:table-column table:style-name="co51" table:default-cell-style-name="ce13"/>
        <table:table-column table:style-name="co49" table:default-cell-style-name="ce13"/>
        <table:table-column table:style-name="co52" table:default-cell-style-name="ce13"/>
        <table:table-column table:style-name="co37"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6" table:default-cell-style-name="ce13"/>
        <table:table-column table:style-name="co44" table:default-cell-style-name="ce13"/>
        <table:table-column table:style-name="co27" table:default-cell-style-name="ce13"/>
        <table:table-column table:style-name="co57" table:default-cell-style-name="ce13"/>
        <table:table-column table:style-name="co26" table:default-cell-style-name="ce13"/>
        <table:table-column table:style-name="co30" table:default-cell-style-name="ce13"/>
        <table:table-column table:style-name="co58" table:default-cell-style-name="ce13"/>
        <table:table-column table:style-name="co24" table:number-columns-repeated="2" table:default-cell-style-name="ce13"/>
        <table:table-column table:style-name="co41" table:default-cell-style-name="ce13"/>
        <table:table-column table:style-name="co55" table:default-cell-style-name="ce46"/>
        <table:table-column table:style-name="co29" table:number-columns-repeated="21" table:default-cell-style-name="ce46"/>
        <table:table-column table:style-name="co29" table:number-columns-repeated="16335" table:default-cell-style-name="ce11"/>
        <table:table-row table:style-name="ro8">
          <table:table-cell table:style-name="ce9" office:value-type="string" calcext:value-type="string">
            <text:p>Employee TIN or No/ <text:s text:c="34"/>NIF uo N° de l' Employé</text:p>
          </table:table-cell>
          <table:table-cell table:style-name="ce9" office:value-type="string" calcext:value-type="string">
            <text:p>Employee <text:s text:c="2"/>RSSB No/ <text:s text:c="19"/>N° d'Afiiliation à la Caisse Sociale</text:p>
          </table:table-cell>
          <table:table-cell table:style-name="ce9" table:content-validation-name="val1" office:value-type="string" calcext:value-type="string">
            <text:p>Employee National ID/ <text:s text:c="34"/>N° C.I. de l' Employé</text:p>
          </table:table-cell>
          <table:table-cell table:style-name="ce9" table:content-validation-name="val2" office:value-type="string" calcext:value-type="string">
            <text:p>Employee Last Name/ <text:s text:c="32"/>Nom de l' Employé</text:p>
          </table:table-cell>
          <table:table-cell table:style-name="ce9" table:content-validation-name="val2" office:value-type="string" calcext:value-type="string">
            <text:p>Employee First Name/ <text:s text:c="20"/>Prénom de l' Employé</text:p>
          </table:table-cell>
          <table:table-cell table:style-name="ce23" office:value-type="string" calcext:value-type="string">
            <text:p>Return Type/ <text:s text:c="16"/>Type de Déclaration <text:s text:c="25"/>B - Basic /Base <text:s text:c="29"/>C - Complimentary/ <text:s text:c="12"/>Complementaire</text:p>
          </table:table-cell>
          <table:table-cell table:style-name="ce23" office:value-type="string" calcext:value-type="string">
            <text:p>Sex/Sexe <text:s text:c="27"/>M-Male/ <text:s text:c="17"/>Masculin <text:s text:c="20"/>F- Female/ <text:s text:c="16"/>Féminin</text:p>
          </table:table-cell>
          <table:table-cell table:style-name="ce23" office:value-type="string" calcext:value-type="string">
            <text:p>Job Type/ <text:s text:c="29"/>Type d'Emploi <text:s text:c="17"/>S- Second Employer/ <text:s text:c="17"/>Second Employeur</text:p>
          </table:table-cell>
          <table:table-cell table:style-name="ce9" office:value-type="string" calcext:value-type="string">
            <text:p>Start Date (DD/MM/YYYY)/ <text:s text:c="16"/>Date de Début / <text:s text:c="31"/>(jj/mm/aaaa)</text:p>
          </table:table-cell>
          <table:table-cell table:style-name="ce9" office:value-type="string" calcext:value-type="string">
            <text:p>End Date <text:s text:c="16"/>DD/MM/YYYY/Date de Fin / <text:s text:c="4"/>(jj/mm/aaaa)</text:p>
          </table:table-cell>
          <table:table-cell table:style-name="ce9" office:value-type="string" calcext:value-type="string">
            <text:p>Birth Date (DD/MM/YYYY)/ <text:s/>Date de Naissance <text:s text:c="16"/>/(jj/mm/aaaa)</text:p>
          </table:table-cell>
          <table:table-cell table:style-name="ce35" office:value-type="string" calcext:value-type="string">
            <text:p>Basic Salary/ <text:s text:c="23"/>Salaire de Base</text:p>
          </table:table-cell>
          <table:table-cell table:style-name="ce35" office:value-type="string" calcext:value-type="string">
            <text:p>Benefit in Kind Transport/ <text:s text:c="26"/>Avantages en Nature Transport</text:p>
          </table:table-cell>
          <table:table-cell table:style-name="ce35" office:value-type="string" calcext:value-type="string">
            <text:p>Benefit in Kind House/ <text:s text:c="16"/>Avantages en Nature Maison</text:p>
          </table:table-cell>
          <table:table-cell table:style-name="ce35" office:value-type="string" calcext:value-type="string">
            <text:p>Benefit in Kind Others/ <text:s text:c="20"/>Avantages en Nature Autres</text:p>
          </table:table-cell>
          <table:table-cell table:style-name="ce35" office:value-type="string" calcext:value-type="string">
            <text:p>Cash Allowance Transport/ <text:s text:c="13"/>Indemnitées payées Transport</text:p>
          </table:table-cell>
          <table:table-cell table:style-name="ce35" office:value-type="string" calcext:value-type="string">
            <text:p>Cash Allowance House/ <text:s text:c="15"/>Indemnitées payées Maison</text:p>
          </table:table-cell>
          <table:table-cell table:style-name="ce35" office:value-type="string" calcext:value-type="string">
            <text:p>Cash Allowance Others/ <text:s text:c="19"/>Indemnitées payées Autres</text:p>
          </table:table-cell>
          <table:table-cell table:style-name="ce35" office:value-type="string" calcext:value-type="string">
            <text:p>PAYE Taxable Base/ <text:s text:c="21"/>Base Imposable à la TPR</text:p>
          </table:table-cell>
          <table:table-cell table:style-name="ce35" office:value-type="string" calcext:value-type="string">
            <text:p>PAYE Due/ TPR Due</text:p>
          </table:table-cell>
          <table:table-cell table:style-name="ce35" office:value-type="string" calcext:value-type="string">
            <text:p>RSSB Base/ <text:s text:c="15"/>Assiètte Imposable Caisse Sociale</text:p>
          </table:table-cell>
          <table:table-cell table:style-name="ce35" office:value-type="string" calcext:value-type="string">
            <text:p>RSSB Employee 3%/ <text:s text:c="16"/>Contribution de l' Employé 3%</text:p>
          </table:table-cell>
          <table:table-cell table:style-name="ce35" office:value-type="string" calcext:value-type="string">
            <text:p>RSSB Employer 5%/ <text:s text:c="22"/>Contribution de l 'Employeur 5%</text:p>
          </table:table-cell>
          <table:table-cell table:style-name="ce35" office:value-type="string" calcext:value-type="string">
            <text:p>Total RSSB/ Contribution Totale</text:p>
          </table:table-cell>
          <table:table-cell table:style-name="ce35" office:value-type="string" calcext:value-type="string">
            <text:p>Employee 7.5% RAMA/ <text:s text:c="18"/>Contribution de l' Employé RAMA 7,5%</text:p>
          </table:table-cell>
          <table:table-cell table:style-name="ce35" office:value-type="string" calcext:value-type="string">
            <text:p>Employer 7.5% RAMA/ <text:s text:c="15"/>Contribution de l' Employeur RAMA 7,5%</text:p>
          </table:table-cell>
          <table:table-cell table:style-name="ce35" office:value-type="string" calcext:value-type="string">
            <text:p>Total RAMA (15%)</text:p>
          </table:table-cell>
          <table:table-cell table:style-name="ce4" table:number-columns-repeated="16357"/>
        </table:table-row>
        <table:table-row table:style-name="ro2">
          <table:table-cell table:style-name="ce11"/>
          <table:table-cell table:style-name="ce17"/>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12"/>
          <table:table-cell table:style-name="ce25"/>
          <table:table-cell table:style-name="ce14" table:number-columns-repeated="3"/>
          <table:table-cell table:content-validation-name="val4" table:number-columns-repeated="4"/>
          <table:table-cell table:number-columns-repeated="18"/>
          <table:table-cell table:style-name="ce46" table:number-columns-repeated="47"/>
          <table:table-cell table:number-columns-repeated="16288"/>
        </table:table-row>
        <table:table-row table:style-name="ro2" table:number-rows-repeated="2">
          <table:table-cell table:style-name="ce11"/>
          <table:table-cell table:style-name="ce17"/>
          <table:table-cell table:style-name="ce14"/>
          <table:table-cell table:style-name="ce17" table:content-validation-name="val2" table:number-columns-repeated="2"/>
          <table:table-cell table:style-name="ce17" table:number-columns-repeated="3"/>
          <table:table-cell/>
          <table:table-cell table:style-name="ce25" table:number-columns-repeated="2"/>
          <table:table-cell table:style-name="ce14" table:number-columns-repeated="12"/>
          <table:table-cell table:style-name="ce25"/>
          <table:table-cell table:style-name="ce14" table:number-columns-repeated="3"/>
          <table:table-cell table:number-columns-repeated="16357"/>
        </table:table-row>
        <table:table-row table:style-name="ro2">
          <table:table-cell table:style-name="ce11"/>
          <table:table-cell table:style-name="ce17"/>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12"/>
          <table:table-cell table:style-name="ce25"/>
          <table:table-cell table:style-name="ce14" table:number-columns-repeated="3"/>
          <table:table-cell table:number-columns-repeated="16357"/>
        </table:table-row>
        <table:table-row table:style-name="ro2" table:number-rows-repeated="11">
          <table:table-cell table:style-name="ce11" table:number-columns-repeated="2"/>
          <table:table-cell table:style-name="ce14"/>
          <table:table-cell table:style-name="ce17" table:content-validation-name="val2" table:number-columns-repeated="2"/>
          <table:table-cell table:style-name="ce17" table:number-columns-repeated="3"/>
          <table:table-cell table:style-name="ce25" table:number-columns-repeated="3"/>
          <table:table-cell table:style-name="ce14" table:number-columns-repeated="12"/>
          <table:table-cell table:style-name="ce25"/>
          <table:table-cell table:style-name="ce14" table:number-columns-repeated="3"/>
          <table:table-cell table:number-columns-repeated="16357"/>
        </table:table-row>
        <table:table-row table:style-name="ro9" table:number-rows-repeated="23">
          <table:table-cell table:style-name="ce61" table:number-columns-repeated="2"/>
          <table:table-cell table:style-name="ce62"/>
          <table:table-cell table:style-name="ce63" table:content-validation-name="val2"/>
          <table:table-cell table:style-name="ce65" table:content-validation-name="val2"/>
          <table:table-cell table:style-name="ce65" table:number-columns-repeated="3"/>
          <table:table-cell table:style-name="ce66"/>
          <table:table-cell table:style-name="ce62" table:number-columns-repeated="2"/>
          <table:table-cell table:style-name="ce67"/>
          <table:table-cell table:style-name="ce62" table:number-columns-repeated="6"/>
          <table:table-cell table:style-name="ce67" table:number-columns-repeated="6"/>
          <table:table-cell table:style-name="ce62" table:number-columns-repeated="3"/>
          <table:table-cell table:number-columns-repeated="16357"/>
        </table:table-row>
        <table:table-row table:style-name="ro9" table:number-rows-repeated="2">
          <table:table-cell table:style-name="ce61" table:number-columns-repeated="2"/>
          <table:table-cell table:style-name="ce62"/>
          <table:table-cell table:style-name="ce64" table:content-validation-name="val2"/>
          <table:table-cell table:style-name="ce65" table:content-validation-name="val2"/>
          <table:table-cell table:style-name="ce65" table:number-columns-repeated="3"/>
          <table:table-cell table:style-name="ce66"/>
          <table:table-cell table:style-name="ce62" table:number-columns-repeated="2"/>
          <table:table-cell table:style-name="ce67"/>
          <table:table-cell table:style-name="ce62" table:number-columns-repeated="6"/>
          <table:table-cell table:style-name="ce67" table:number-columns-repeated="6"/>
          <table:table-cell table:style-name="ce62" table:number-columns-repeated="3"/>
          <table:table-cell table:number-columns-repeated="16357"/>
        </table:table-row>
        <table:table-row table:style-name="ro9" table:number-rows-repeated="30">
          <table:table-cell table:style-name="ce61" table:number-columns-repeated="2"/>
          <table:table-cell table:style-name="ce62"/>
          <table:table-cell table:style-name="ce63" table:content-validation-name="val2"/>
          <table:table-cell table:style-name="ce65" table:content-validation-name="val2"/>
          <table:table-cell table:style-name="ce65" table:number-columns-repeated="3"/>
          <table:table-cell table:style-name="ce66"/>
          <table:table-cell table:style-name="ce62" table:number-columns-repeated="2"/>
          <table:table-cell table:style-name="ce67"/>
          <table:table-cell table:style-name="ce62" table:number-columns-repeated="6"/>
          <table:table-cell table:style-name="ce67" table:number-columns-repeated="6"/>
          <table:table-cell table:style-name="ce62" table:number-columns-repeated="3"/>
          <table:table-cell table:number-columns-repeated="16357"/>
        </table:table-row>
        <table:table-row table:style-name="ro2" table:number-rows-repeated="780">
          <table:table-cell table:style-name="ce11" table:number-columns-repeated="2"/>
          <table:table-cell/>
          <table:table-cell table:content-validation-name="val2" table:number-columns-repeated="2"/>
          <table:table-cell table:number-columns-repeated="2"/>
          <table:table-cell table:style-name="ce17"/>
          <table:table-cell table:number-columns-repeated="16376"/>
        </table:table-row>
        <table:table-row table:style-name="ro2" table:number-rows-repeated="33">
          <table:table-cell table:number-columns-repeated="2"/>
          <table:table-cell table:style-name="ce16"/>
          <table:table-cell table:style-name="ce13" table:number-columns-repeated="2"/>
          <table:table-cell table:number-columns-repeated="16379"/>
        </table:table-row>
        <table:table-row table:style-name="ro2" table:number-rows-repeated="1047691">
          <table:table-cell table:number-columns-repeated="16384"/>
        </table:table-row>
        <table:table-row table:style-name="ro2">
          <table:table-cell table:number-columns-repeated="16384"/>
        </table:table-row>
      </table:table>
      <table:named-expressions>
        <table:named-expression table:name="MonthList" table:base-cell-address="$INSTRUCTIONS.$A$1" table:expression="#REF!"/>
        <table:named-expression table:name="Nature_Of_Goods" table:base-cell-address="$INSTRUCTIONS.$A$1" table:expression="#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Narrow" svg:font-family="'Arial Narrow'"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S Sans Serif" svg:font-family="'MS Sans Serif'"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4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7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3P1" style:volatile="true">
      <number:text>-</number:text>
      <number:fill-character> </number:fill-character>
      <number:number number:decimal-places="2" number:min-decimal-places="2" number:min-integer-digits="1" number:grouping="true"/>
      <number:text loext:blank-width-char="-"> </number:text>
    </number:number-style>
    <number:number-style style:name="N15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3">
      <number:text loext:blank-width-char="-"> </number:text>
      <number:text-content/>
      <number:text loext:blank-width-char="-"> </number:text>
      <style:map style:condition="value()&gt;0" style:apply-style-name="N153P0"/>
      <style:map style:condition="value()&lt;0" style:apply-style-name="N153P1"/>
      <style:map style:condition="value()=0" style:apply-style-name="N153P2"/>
    </number:text-style>
    <number:number-style style:name="N154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4P1" style:volatile="true">
      <number:text>-</number:text>
      <number:fill-character> </number:fill-character>
      <number:number number:decimal-places="2" number:min-decimal-places="2" number:min-integer-digits="1" number:grouping="true"/>
      <number:text loext:blank-width-char="€1_-3">    </number:text>
    </number:number-style>
    <number:number-style style:name="N154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currency-style style:name="N155P0" style:volatile="true">
      <number:text loext:blank-width-char="-"> </number:text>
      <number:fill-character> </number:fill-character>
      <number:number number:decimal-places="2" number:min-decimal-places="2" number:min-integer-digits="1" number:grouping="true"/>
      <number:text> </number:text>
      <number:currency-symbol>€</number:currency-symbol>
      <number:text loext:blank-width-char="-"> </number:text>
    </number:currency-style>
    <number:currency-style style:name="N155P1" style:volatile="true">
      <number:text>-</number:text>
      <number:fill-character> </number:fill-character>
      <number:number number:decimal-places="2" number:min-decimal-places="2" number:min-integer-digits="1" number:grouping="true"/>
      <number:text> </number:text>
      <number:currency-symbol>€</number:currency-symbol>
      <number:text loext:blank-width-char="-"> </number:text>
    </number:currency-style>
    <number:currency-style style:name="N155P2" style:volatile="true">
      <number:text loext:blank-width-char="-"> </number:text>
      <number:fill-character> </number:fill-character>
      <number:text>-</number:text>
      <number:number number:decimal-places="0" number:min-decimal-places="0" number:min-integer-digits="2" loext:max-blank-integer-digits="2"/>
      <number:text> </number:text>
      <number:currency-symbol>€</number:currency-symbol>
      <number:text loext:blank-width-char="-"> </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2P0" style:volatile="true">
      <number:number number:decimal-places="0" number:min-decimal-places="0" number:min-integer-digits="1"/>
    </number:number-style>
    <number:number-style style:name="N152">
      <style:text-properties fo:color="#ff0000"/>
      <number:number number:decimal-places="0" number:min-decimal-places="0" number:min-integer-digits="1"/>
      <style:map style:condition="value()&gt;=0" style:apply-style-name="N152P0"/>
    </number:number-style>
    <number:number-style style:name="N156P0" style:volatile="true">
      <number:text>$</number:text>
      <number:number number:decimal-places="0" number:min-decimal-places="0" number:min-integer-digits="1" number:grouping="true"/>
      <number:text loext:blank-width-char=")"> </number:text>
    </number:number-style>
    <number:number-style style:name="N156">
      <number:text>($</number:text>
      <number:number number:decimal-places="0" number:min-decimal-places="0" number:min-integer-digits="1" number:grouping="true"/>
      <number:text>)</number:text>
      <style:map style:condition="value()&gt;=0" style:apply-style-name="N156P0"/>
    </number:number-style>
    <number:number-style style:name="N157P0" style:volatile="true">
      <number:text>$</number:text>
      <number:number number:decimal-places="0" number:min-decimal-places="0" number:min-integer-digits="1" number:grouping="true"/>
      <number:text loext:blank-width-char=")"> </number:text>
    </number:number-style>
    <number:number-style style:name="N157">
      <style:text-properties fo:color="#ff0000"/>
      <number:text>($</number:text>
      <number:number number:decimal-places="0" number:min-decimal-places="0" number:min-integer-digits="1" number:grouping="true"/>
      <number:text>)</number:text>
      <style:map style:condition="value()&gt;=0" style:apply-style-name="N157P0"/>
    </number:number-style>
    <number:number-style style:name="N158P0" style:volatile="true">
      <number:text>$</number:text>
      <number:number number:decimal-places="2" number:min-decimal-places="2" number:min-integer-digits="1" number:grouping="true"/>
      <number:text loext:blank-width-char=")"> </number:text>
    </number:number-style>
    <number:number-style style:name="N158">
      <number:text>($</number:text>
      <number:number number:decimal-places="2" number:min-decimal-places="2" number:min-integer-digits="1" number:grouping="true"/>
      <number:text>)</number:text>
      <style:map style:condition="value()&gt;=0" style:apply-style-name="N158P0"/>
    </number:number-style>
    <number:number-style style:name="N159P0" style:volatile="true">
      <number:text>$</number:text>
      <number:number number:decimal-places="2" number:min-decimal-places="2" number:min-integer-digits="1" number:grouping="true"/>
      <number:text loext:blank-width-char=")"> </number:text>
    </number:number-style>
    <number:number-style style:name="N159">
      <style:text-properties fo:color="#ff0000"/>
      <number:text>($</number:text>
      <number:number number:decimal-places="2" number:min-decimal-places="2" number:min-integer-digits="1" number:grouping="true"/>
      <number:text>)</number:text>
      <style:map style:condition="value()&gt;=0" style:apply-style-name="N159P0"/>
    </number:number-style>
    <number:number-style style:name="N16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0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0P2" style:volatile="true">
      <number:text loext:blank-width-char="("> $</number:text>
      <number:fill-character> </number:fill-character>
      <number:text loext:blank-width-char=")1">-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6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2">
      <number:text loext:blank-width-char="("> </number:text>
      <number:text-content/>
      <number:text loext:blank-width-char=")"> </number:text>
      <style:map style:condition="value()&gt;0" style:apply-style-name="N162P0"/>
      <style:map style:condition="value()&lt;0" style:apply-style-name="N162P1"/>
      <style:map style:condition="value()=0" style:apply-style-name="N162P2"/>
    </number:text-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mma_20_2" style:display-name="Comma 2" style:family="table-cell" style:parent-style-name="Default" style:data-style-name="N154"/>
    <style:style style:name="Comma_20_4" style:display-name="Comma 4" style:family="table-cell" style:parent-style-name="Default" style:data-style-name="N153"/>
    <style:style style:name="Euro" style:family="table-cell" style:parent-style-name="Default" style:data-style-name="N155"/>
    <style:style style:name="Milliers_5f_Feuil1" style:display-name="Milliers_Feuil1" style:family="table-cell" style:parent-style-name="Default" style:data-style-name="N146"/>
    <style:style style:name="Monétaire_5f_Feuil2" style:display-name="Monétaire_Feuil2" style:family="table-cell" style:parent-style-name="Default" style:data-style-name="N147"/>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10_20_2" style:display-name="Normal 1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14" style:display-name="Normal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4_20_2" style:display-name="Normal 1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 style:display-name="Normal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_20_2" style:display-name="Normal 1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6" style:display-name="Normal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6_20_2" style:display-name="Normal 1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7" style:display-name="Normal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7_20_2" style:display-name="Normal 1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8" style:display-name="Normal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8_20_2" style:display-name="Normal 1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 style:display-name="Normal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_20_2" style:display-name="Normal 1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0" style:display-name="Normal 2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0_20_2" style:display-name="Normal 2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 style:display-name="Normal 2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_20_2" style:display-name="Normal 2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 style:display-name="Normal 2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_20_2" style:display-name="Normal 2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3" style:display-name="Normal 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3_20_2" style:display-name="Normal 2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4" style:display-name="Normal 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4_20_2" style:display-name="Normal 2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5" style:display-name="Normal 2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5_20_2" style:display-name="Normal 2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6" style:display-name="Normal 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6_20_2" style:display-name="Normal 2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7" style:display-name="Normal 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7_20_2" style:display-name="Normal 2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2" style:display-name="Normal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3" style:display-name="Normal 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5_20_2" style:display-name="Normal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3" style:display-name="Normal 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7_20_2" style:display-name="Normal 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7_20_3" style:display-name="Normal 7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YE_20_CASUAL_20_EMPLOYEES" style:display-name="PageStyle_PAYE CASUAL EMPLOYE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AYE_20_SECOND_20_EMPLOYER" style:display-name="PageStyle_PAYE SECOND EMPLOYER" style:page-layout-name="Mpm3">
      <style:header style:display="false"/>
      <style:header-left style:display="false"/>
      <style:header-first style:display="false"/>
      <style:footer style:display="false"/>
      <style:footer-left style:display="false"/>
      <style:footer-first style:display="false"/>
    </style:master-page>
    <style:master-page style:name="PageStyle_5f_PAYE_20_PERMANENT_20_EMPLOYEES" style:display-name="PageStyle_PAYE PERMANENT EMPLOYEES"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MC</meta:initial-creator>
    <meta:print-date>2009-08-31T06:53:26</meta:print-date>
    <meta:creation-date>2007-04-13T05:12:54</meta:creation-date>
    <dc:date>2024-12-16T22:28:14.789629643</dc:date>
    <meta:generator>LibreOffice/24.2.7.2$Linux_X86_64 LibreOffice_project/420$Build-2</meta:generator>
    <meta:editing-duration>PT5M22S</meta:editing-duration>
    <meta:editing-cycles>1</meta:editing-cycles>
    <meta:document-statistic meta:table-count="4" meta:cell-count="269" meta:object-count="3"/>
    <meta:user-defined meta:name="AppVersion">12.0000</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SP.xml><?xml version="1.0" encoding="utf-8"?>
<!DOCTYPE module  PUBLIC '-//OpenOffice.org//DTD OfficeDocument 1.0//EN'  'module.dtd'>
<script:module xmlns:script="http://openoffice.org/2000/script" script:name="ModSP" script:language="StarBasic" script:moduleType="normal">Rem Attribute VBA_ModuleType=VBAModule
Option VBASupport 1
Public l_intRowCount As Double



Public Function ProCheckNumeric(Opt As String, cell As String, i_intRowCount As Double) As Boolean
Dim l_intCount As Double

    If Opt = "Y" Then
    ShPAYE.Select
     Else
    If Opt = "I" Then
    ShPaye_Casual.Select
    Else
    If Opt = "J" Then
    ShPaye_Second.Select
     Else
    MsgBox "Please Click validate Button"
End If
End If
End If

'Range(cell).Select
For l_intCount = 2 To i_intRowCount
Range(cell &amp; l_intCount).Select
If IsNumeric(Selection.Value) = False Then
     MsgBox "Non Numeric Value"
     Selection.Value = ""
     ProCheckNumeric = False
     Exit Function
ElseIf Trim(Selection.Value) = "" Then
     MsgBox "Null Value"
     ProCheckNumeric = False
     Exit Function
ElseIf InStr(Trim(Selection.Value), ",") &gt; 0 Then
     MsgBox "Non Numeric Value, Remove Comma(,)"
     Selection.Value = ""
     ProCheckNumeric = False
     Exit Function
ElseIf cell = "C" Then
  If InStr(Trim(Selection.Value), ".") &gt; 0 Then
     MsgBox "Non Numeric Value, Remove Dot(.)"
     Selection.Value = ""
     ProCheckNumeric = False
     Exit Function
  End If
ElseIf Selection.Value &lt; 0 Then
     MsgBox "Value should not be less than zero"
     Selection.Value = ""
     ProCheckNumeric = False
     Exit Function
End If


If CDbl(Selection.Value) = "0" Then
   Selection.Value = "0"
Else
    If cell &lt;&gt; "C" Then
     Selection.Value = Replace(LTrim(Replace(Selection.Value, "0", " ")), " ", "0")
     Selection.Value = Round(Selection.Value, 2)
    End If
'End If
End If
Next l_intCount
ProCheckNumeric = True
End Function
Public Function ProCheckMandatory(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If ColCounter = 1 Then
'Range(intColCounter).Select
'Trim(Selection.Value) = ""
 'MsgBox "Mandatory Information Missing"
  'ProCheckMandatory = False
   '      Exit Function
   ' End If ''

For l_intCount = 2 To i_intRowCount
    l_intRowCount = l_intCount
    Range(cell &amp; l_intRowCount).Select
   Selection.Value = Trim(Selection.Value)
    If Trim(Selection.Value) = "" Then
         MsgBox "The Field cannot be left Blank"
         ProCheckMandatory = False
         Exit Function
    End If
    
    If Trim(Selection.Value) = "0" Then
    MsgBox " Value cannot be Zero"
         ProCheckMandatory = False
         Exit Function
    End If
Next l_intCount
ProCheckMandatory = True
End Function
Public Function ProCheckDate(Opt As String, cell As String, i_intRowCount As Double) As Boolean
Dim l_intCount As Double
Dim l_intRowCount As Double
If Opt = "Y" Then
    ShPAYE.Select
     Else
    If Opt = "I" Then
    ShPaye_Casual.Select
    Else
    If Opt = "J" Then
    ShPaye_Second.Select
     End If
     End If
     
End If
'End If
'Range(cell).Select
For l_intCount = 2 To i_intRowCount
l_intRowCount = l_intCount
Range(cell &amp; l_intRowCount).Select
Selection.Value = Trim(Selection.Value)

If Trim(Selection.Value) = "" Then
 ProCheckDate = True
'Exit Function
'Else
  'If Len(Selection.Value) &lt;&gt; "10" Then
 ' MsgBox "Invalid Date,the date format should be dd/mm/yyyy"
   'ProCheckDate = False
    'Selection.Value = ""
  
  'Exit Function
   ' Else
  
 ' If Mid(Selection.Value, 3, 1) &lt;&gt; "/" Then
  '   MsgBox "Invalid Date,the date format should be dd/mm/yyyy "
     'Selection.Value = ""
   '  ProCheckDate = False
    ' Exit Function
      '  Else
     'If Mid(Selection.Value, 3, 1) &lt;&gt; "/" Then
     'MsgBox "Invalid te,t "
     'Selection.Value = ""
      '  Exit Function
       ' Else
    'End If
  ' Else
    'End If
    'If Mid(Selection.Value, 6, 1) &lt;&gt; "/" Then
   '  MsgBox "Invalid Date,the date format should be dd/mm/yyyy"
     'ProCheckDate = False
       'Selection.Value = ""
      ' Exit Function
   Else
   If Selection.Value &lt;&gt; Format$(Selection.Value, "dd/mm/yyyy") Then
MsgBox "Invalid Date,the date format should be dd/mm/yyyy "
Exit Function
'End If
    'End If
'Selection.Value = Format(Selection.Value, "DD-MM-YYYY")
Else
Selection.Value = Format$(Selection.Value, "dd/mm/yyyy")
If ValidateDate(Selection.Value) = False Then
     MsgBox "Invalid Date, date format should be dd/mm/yyyy"
      ' Selection.Value = ""
     ProCheckDate = False
     Exit Function
End If
End If
End If

Next l_intCount
ProCheckDate = True
End Function

Public Function ValidateDate(i_date As Date) As Boolean
  v_d = Format$(i_date, "dd")
v_m = Format$(i_date, "mm")
v_y = Format$(i_date, "yyyy")



'chk greater than todays date
If i_date &gt; Date Then
        ValidateDate = True
       Exit Function

End If


'Checking the year value
If (v_y &lt; 1900) Then
        ValidateDate = False
       Exit Function
End If

'Checking the month value
If (v_m &lt; 1) Or (v_m &gt; 12) Then
        ValidateDate = False
       Exit Function
End If

'Checking the month has 31 days
If ((v_m = 1) Or (v_m = 3) Or (v_m = 5) Or (v_m = 7) Or (v_m = 8) Or (v_m = 10) Or (v_m = 12)) Then
If v_d &gt; 31 Then
           ValidateDate = False
          Exit Function
End If
End If

'Checking the month has 30 days
If ((v_m = 4) Or (v_m = 6) Or (v_m = 9) Or (v_m = 11)) Then
If v_d &gt; 30 Then
           ValidateDate = False
           Exit Function
End If
End If

'Checking for month february
If (v_m = 2) Then
If v_d &gt; 29 Then
           ValidateDate = False
           Exit Function
End If
End If
ValidateDate = True
End Function







  Sub proValidate_PAYE()
   ShPAYE.Unprotect Password:="rra"
    FindUsedRange
    l_intRowCount = Selection.Rows.Count

    If l_intRowCount = 1 Then
    MsgBox "No Data Entered", vbInformation + vbOKOnly
    Exit Sub
    End If
    
  ' If ProCheckautogenerate("Y", "A", l_intRowCount) = False Then
   ' Exit Sub
    'End If
     
    'If ProCheckMandatory("Y", "A", l_intRowCount) = False Then
    'Exit Sub
    'End If
    
    'If ProChecklength_fields("Y", "A", l_intRowCount) = False Then
    'Exit Sub
    'End If
   ' If ProCheckautofill_Paye1("Y", "A", l_intRowCount) = False Then
    'Exit Sub
    'End If
    
'    If ProCheckautofill_Paye1("Y", "B", l_intRowCount) = False Then
 '   Exit Sub
  '  End If
   If ProChecklength_fields("Y", "A", l_intRowCount) = False Then
    Exit Sub
    End If
     
    
   If ProCheckMandatory("Y", "B", l_intRowCount) = False Then
    Exit Sub
    End If
    
    If ProChecklength_fields("Y", "B", l_intRowCount) = False Then
    Exit Sub
    End If
    
    
   ' If ProCheckMandatory("Y", "C", l_intRowCount) = False Then
    'Exit Sub
    'End If
    
    If ProCheckautofill_Paye1("Y", "C", l_intRowCount) = False Then
    Exit Sub
    End If
    
    If ProChecklength_fields("Y", "C", l_intRowCount) = False Then
    Exit Sub
    End If

   ' If ProCheckRound1("Y", "C", l_intRowCount) = False Then
   ' Exit Sub
    'End If
    
    If ProCheckMandatory("Y", "D", l_intRowCount) = False Then
    Exit Sub
    End If
    
    If ProChecklength_name("Y", "D", l_intRowCount) = False Then
    Exit Sub
    End If
    
    If ProCheckMandatory("Y", "E", l_intRowCount) = False Then
    Exit Sub
    End If
    
    If ProChecklength_name("Y", "E", l_intRowCount) = False Then
    Exit Sub
    End If
    
    If ProCheckMandatory("Y", "F", l_intRowCount) = False Then
    Exit Sub
    End If
    
    If ProCheckPaye_returntype("Y", "F", l_intRowCount) = False Then
    Exit Sub
    End If
    
    If ProCheckMandatory("Y", "G", l_intRowCount) = False Then
    Exit Sub
    End If
    
    If ProCheckPaye_gender("Y", "G", l_intRowCount) = False Then
    Exit Sub
    End If
    
    If ProCheckMandatory("Y", "H", l_intRowCount) = False Then
    Exit Sub
    End If
    
    If ProCheckPaye_jobtype("Y", "H", l_intRowCount) = False Then
    Exit Sub
    End If
    
    'If ProCheckMandatory("Y", "I", l_intRowCount) = False Then
   ' Exit Sub
    'End If
    
    

    
    If ProCheckDate("Y", "I", l_intRowCount) = False Then
    Exit Sub
    End If
    
    If ProCheckautofill_Paye1("Y", "I", l_intRowCount) = False Then
    Exit Sub
    End If
    
   ' If ProCheckMandatory("Y", "J", l_intRowCount) = False Then
    'Exit Sub
    'End If
    
    'If ProCheckDate("Y", "J", l_intRowCount) = False Then
    'Exit Sub
    'End If
  
    
     If ProCheckDate("Y", "J", l_intRowCount) = False Then
    Exit Sub
    End If
    
      If ProCheckautofill_Paye1("Y", "J", l_intRowCount) = False Then
    Exit Sub
    End If
    
    
    
    
    If ProCheckDate("Y", "K", l_intRowCount) = False Then
    Exit Sub
    End If
    
    If ProCheckautofill_Paye1("Y", "K", l_intRowCount) = False Then
    Exit Sub
    End If
    
    
    If ProCheckMandatorywithzero("Y", "L", l_intRowCount) = False Then
    Exit Sub
    End If
    
    If ProCheckNonNumeric("Y", "L", l_intRowCount) = False Then
    Exit Sub
    End If
    
    If ProCheckNumericwithnegative("Y", "L", l_intRowCount) = False Then
    Exit Sub
    End If
    
    
     If ProCheckRound("Y", "L", l_intRowCount) = False Then
    Exit Sub
    End If
    
    
    
   If ProCheckMandatorywithzero("Y", "M", l_intRowCount) = False Then
    Exit Sub
    End If
    If ProCheckNonNumeric("Y", "M", l_intRowCount) = False Then
    Exit Sub
    End If
    
   If ProCheckNumericwithnegative("Y", "M", l_intRowCount) = False Then
    Exit Sub
    End If
    
    
     If ProCheckRound("Y", "M", l_intRowCount) = False Then
    Exit Sub
    End If
    
   
    
  If ProCheckMandatorywithzero("Y", "N", l_intRowCount) = False Then
    Exit Sub
    End If
     If ProCheckNonNumeric("Y", "N", l_intRowCount) = False Then
    Exit Sub
    End If
    
    If ProCheckNumericwithnegative("Y", "N", l_intRowCount) = False Then
    Exit Sub
    End If
    
     If ProCheckRound("Y", "N", l_intRowCount) = False Then
    Exit Sub
    End If
    
   
    If ProCheckMandatorywithzero("Y", "O", l_intRowCount) = False Then
    Exit Sub
    End If
    
     If ProCheckNonNumeric("Y", "O", l_intRowCount) = False Then
    Exit Sub
    End If
    
    If ProCheckNumericwithnegative("Y", "O", l_intRowCount) = False Then
    Exit Sub
    End If
    
     If ProCheckRound("Y", "O", l_intRowCount) = False Then
    Exit Sub
    End If
    
    
    
    If ProCheckMandatorywithzero("Y", "P", l_intRowCount) = False Then
    Exit Sub
    End If
    
    If ProCheckNonNumeric("Y", "P", l_intRowCount) = False Then
    Exit Sub
    End If
    If ProCheckNumericwithnegative("Y", "P", l_intRowCount) = False Then
    Exit Sub
    End If
    
     If ProCheckRound("Y", "P", l_intRowCount) = False Then
    Exit Sub
    End If
    
   
    If ProCheckMandatorywithzero("Y", "Q", l_intRowCount) = False Then
    Exit Sub
    End If
     If ProCheckNonNumeric("Y", "Q", l_intRowCount) = False Then
    Exit Sub
    End If
    
    If ProCheckNumericwithnegative("Y", "Q", l_intRowCount) = False Then
    Exit Sub
    End If
    
     If ProCheckRound("Y", "Q", l_intRowCount) = False Then
    Exit Sub
    End If
    
   
    If ProCheckMandatorywithzero("Y", "R", l_intRowCount) = False Then
    Exit Sub
    End If
     If ProCheckNonNumeric("Y", "R", l_intRowCount) = False Then
    Exit Sub
    End If
    
    
   If ProCheckNumericwithnegative("Y", "R", l_intRowCount) = False Then
    Exit Sub
    End If
    
     If ProCheckRound("Y", "R", l_intRowCount) = False Then
    Exit Sub
    End If
    
   
    If ProCheckMandatorywithzero("Y", "S", l_intRowCount) = False Then
    Exit Sub
    End If
    If ProCheckNonNumeric("Y", "S", l_intRowCount) = False Then
    Exit Sub
    End If
     
    If ProCheckNumericwithnegative("Y", "S", l_intRowCount) = False Then
    Exit Sub
    End If
    
      If ProCheckRound("Y", "S", l_intRowCount) = False Then
    Exit Sub
    End If
    
   
    
    If ProCheckMandatorywithzero("Y", "T", l_intRowCount) = False Then
    Exit Sub
    End If
     If ProCheckNonNumeric("Y", "T", l_intRowCount) = False Then
    Exit Sub
    End If
    If ProCheckNumericwithnegative("Y", "T", l_intRowCount) = False Then
    Exit Sub
    End If
    
     If ProCheckRound("Y", "T", l_intRowCount) = False Then
    Exit Sub
    End If
    
   
    
    If ProCheckMandatorywithzero("Y", "U", l_intRowCount) = False Then
    Exit Sub
    End If
     If ProCheckNonNumeric("Y", "U", l_intRowCount) = False Then
    Exit Sub
    End If
    If ProCheckNumericwithnegative("Y", "U", l_intRowCount) = False Then
    Exit Sub
    End If
    
     If ProCheckRound("Y", "U", l_intRowCount) = False Then
    Exit Sub
    End If
    
    
    If ProCheckMandatorywithzero("Y", "V", l_intRowCount) = False Then
    Exit Sub
    End If
    
    If ProCheckNonNumeric("Y", "V", l_intRowCount) = False Then
    Exit Sub
    End If
    If ProCheckNumericwithnegative("Y", "V", l_intRowCount) = False Then
    Exit Sub
    End If
    
     If ProCheckRound("Y", "V", l_intRowCount) = False Then
    Exit Sub
    End If
    
   
    
    If ProCheckMandatorywithzero("Y", "W", l_intRowCount) = False Then
    Exit Sub
    End If
     If ProCheckNonNumeric("Y", "W", l_intRowCount) = False Then
    Exit Sub
    End If
    If ProCheckNumericwithnegative("Y", "W", l_intRowCount) = False Then
    Exit Sub
    End If
    
     If ProCheckRound("Y", "W", l_intRowCount) = False Then
    Exit Sub
    End If
    
    
    If ProCheckMandatorywithzero("Y", "X", l_intRowCount) = False Then
    Exit Sub
    End If
    If ProCheckNonNumeric("Y", "X", l_intRowCount) = False Then
    Exit Sub
    End If
    
    If ProCheckNumericwithnegative("Y", "X", l_intRowCount) = False Then
    Exit Sub
    End If
    
     If ProCheckRound("Y", "X", l_intRowCount) = False Then
    Exit Sub
    End If
    
   
    
    If ProCheckMandatorywithzero("Y", "Y", l_intRowCount) = False Then
    Exit Sub
    End If
     If ProCheckNonNumeric("Y", "Y", l_intRowCount) = False Then
    Exit Sub
    End If
    If ProCheckNumericwithnegative("Y", "Y", l_intRowCount) = False Then
    Exit Sub
    End If
    
     If ProCheckRound("Y", "Y", l_intRowCount) = False Then
    Exit Sub
    End If
    
    
    If ProCheckMandatorywithzero("Y", "Z", l_intRowCount) = False Then
    Exit Sub
    End If
    If ProCheckNonNumeric("Y", "Z", l_intRowCount) = False Then
    Exit Sub
    End If
    
    If ProCheckNumericwithnegative("Y", "Z", l_intRowCount) = False Then
    Exit Sub
    End If
    
    
    If ProCheckRound("Y", "Z", l_intRowCount) = False Then
    Exit Sub
    End If
    
    
    If ProCheckMandatorywithzero("Y", "AA", l_intRowCount) = False Then
    Exit Sub
    End If
    If ProCheckNumericwithnegative("Y", "AA", l_intRowCount) = False Then
    Exit Sub
    End If
    
    
    If ProCheckNumeric("Y", "AA", l_intRowCount) = False Then
    Exit Sub
    End If
    
     If ProCheckRound("Y", "AA", l_intRowCount) = False Then
    Exit Sub
    End If
    
    If ProCheckautofill_Paye1("Y", "A", l_intRowCount) = False Then
    Exit Sub
    End If
   If DeleteDuplicatedrecords_PayeTypes("Y") = False Then
    Exit Sub
    End If
    
    If ProCheckautofill_Paye1("Y", "C", l_intRowCount) = False Then
    Exit Sub
    End If
    
    ShPAYE.Select
    GenerateTxt "Y"
    ShPAYE.Protect Password:="rra"
    
End Sub

 



Public Function ProCheckMandatorywithzero(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For l_intCount = 2 To i_intRowCount
    l_intRowCount = l_intCount
    Range(cell &amp; l_intRowCount).Select
    If Trim(Selection.Value) = "" Then
         MsgBox "The Field cannot be left Blank"
         ProCheckMandatorywithzero = False
         Exit Function
    End If
    
    
Next l_intCount
ProCheckMandatorywithzero = True
End Function











Public Function ProCheckText(Opt As String, cell As String, i_intRowCount As Double) As Boolean
Dim l_intCount As Double
If Opt = "Y" Then
    ShPAYE.Select
     Else
    If Opt = "I" Then
    ShPaye_Casual.Select
    Else
    If Opt = "J" Then
    ShPaye_Second.Select
     Else
    MsgBox "Please Click validate Button"
End If
End If
End If
'Range(cell).Select
For l_intCount = 2 To i_intRowCount
Range(cell &amp; l_intCount).Select
'If IsNumeric(Selection.Value) = True Then
 '    MsgBox "Non text Value"
  '   Selection.Value = ""
   '  ProCheckText = False
    ' Exit Function
     'End If

If Trim(Selection.Value) = "." Then
    MsgBox "Non Text Value, Remove Comma(.)"
    Selection.Value = ""
    ProCheckText = False
     Exit Function

End If
If Trim(Selection.Value) = "," Then
    MsgBox "Non Text Value, Remove Dot(.)"
    Selection.Value = ""
    ProCheckText = False
     Exit Function

End If


Next l_intCount
ProCheckText = True
End Function

Public Function ProChecklength_name(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For l_intCount = 2 To i_intRowCount
    l_intRowCount = l_intCount
    Range(cell &amp; l_intRowCount).Select
    Selection.Value = Trim(Selection.Value)
    
    If Len(Selection.Value) &gt; 100 Then
       MsgBox "field cannot accept more than 100 characters "
         Selection.Value = ""
        ProChecklength_name = False
         Exit Function
    End If
Next l_intCount
ProChecklength_name = True
End Function

Public Function ProChecklength_goods(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For l_intCount = 2 To i_intRowCount
    l_intRowCount = l_intCount
    Range(cell &amp; l_intRowCount).Select
    Selection.Value = Trim(Selection.Value)
    
    If Len(Selection.Value) &gt; 200 Then
       MsgBox "field cannot accept more than 200 characters "
         Selection.Value = ""
       ProChecklength_goods = False
         Exit Function
    End If
Next l_intCount
ProChecklength_goods = True
End Function




Public Function tes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amp;",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ActiveSheet.UsedRange.Replace what:="\", replacement:="", Lookat:=xlPart

End Function



Public Function ProCheckPaye_gender(Opt As String, cell As String, i_intRowCount As Double) As Boolean
Dim l_intCount As Double

    If Opt = "Y" Then
    ShPAYE.Select
      Else
    If Opt = "I" Then
    ShPaye_Casual.Select
    Else
    If Opt = "J" Then
    ShPaye_Second.Select
    End If
    End If
End If
'Range(cell).Select
For l_intCount = 2 To i_intRowCount
Range(cell &amp; l_intCount).Select
If Selection.Value = "M" Or Selection.Value = "F" Then
ProCheckPaye_gender = True
'Exit Function
Else
ProCheckPaye_gender = False
MsgBox "plz enter M or F"
'Selection.Value = ""
Exit Function
End If

Next l_intCount
ProCheckPaye_gender = True
End Function

Public Function ProCheckPaye_jobtype(Opt As String, cell As String, i_intRowCount As Double) As Boolean
Dim l_intCount As Double

    If Opt = "Y" Then
    ShPAYE.Select
     
End If
'Range(cell).Select
For l_intCount = 2 To i_intRowCount
Range(cell &amp; l_intCount).Select
If Selection.Value = "P" Then
ProCheckPaye_jobtype = True
'Exit Function
Else
ProCheckPaye_jobtype = False
MsgBox "only 'P' is valid "
'Selection.Value = ""
Exit Function
End If

Next l_intCount
ProCheckPaye_jobtype = True
End Function
Public Function ProCheckPaye_returntype(Opt As String, cell As String, i_intRowCount As Double) As Boolean
Dim l_intCount As Double

    If Opt = "Y" Then
    ShPAYE.Select
     Else
    If Opt = "I" Then
    ShPaye_Casual.Select
    Else
    If Opt = "J" Then
    ShPaye_Second.Select
     End If
     End If
     
End If
'Range(cell).Select
For l_intCount = 2 To i_intRowCount
Range(cell &amp; l_intCount).Select
If Selection.Value = "B" Or Selection.Value = "C" Then
ProCheckPaye_returntype = True
'Exit Function
Else
ProCheckPaye_returntype = False
MsgBox "plz enter B or C"
'Selection.Value = ""
Exit Function
End If

Next l_intCount
ProCheckPaye_returntype = True
End Function



Public Function ProChecklength_fields(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For l_intCount = 2 To i_intRowCount
    l_intRowCount = l_intCount
    Range(cell &amp; l_intRowCount).Select
    Selection.Value = Trim(Selection.Value)
    
    If Len(Selection.Value) &gt; 20 Then
       MsgBox "field cannot accept more than 20 characters "
         'Selection.Value = ""
        ProChecklength_fields = False
         Exit Function
    End If
Next l_intCount
ProChecklength_fields = True
End Function




Public Function ProCheckautofill_Paye(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For l_intCount = 2 To i_intRowCount
    l_intRowCount = l_intCount
    Range(cell &amp; l_intRowCount).Select
   If Trim(Selection.Value) = "" Then
    Selection.Value = " "
    
      
        
    End If
    
Next l_intCount
 
   ProCheckautofill_Paye = True
End Function


Public Function ProCheckautofill_Paye1(Opt As String, cell As String, i_intRowCount As Double) As Boolean
Dim l_intCount As Double
Dim l_intRowCount As Double

    If Opt = "Y" Then
    ShPAYE.Select
    Else
    If Opt = "I" Then
    ShPaye_Casual.Select
    Else
    If Opt = "J" Then
    ShPaye_Second.Select
    Else
    ShSales.Select
    
    
    
    
End If
End If
End If


For l_intCount = 2 To i_intRowCount
    l_intRowCount = l_intCount
    Range(cell &amp; l_intRowCount).Select
   If Trim(Selection.Value) = "" Then
    Selection.Value = " "
     
    End If
    
Next l_intCount
 
   ProCheckautofill_Paye1 = True
End Function


Public Function ProCheckDate1(Opt As String, cell As String, i_intRowCount As Double) As Boolean
Dim l_intCount As Double
Dim l_intRowCount As Double
If Opt = "Y" Then
    ShPAYE.Select
     Else
    If Opt = "I" Then
    ShPaye_Casual.Select
    Else
    If Opt = "J" Then
    ShPaye_Second.Select
     End If
     End If
     
End If
'Range(cell).Select
For l_intCount = 2 To i_intRowCount
l_intRowCount = l_intCount
Range(cell &amp; l_intRowCount).Select
'Range("B:B").Select

If Trim(Selection.Value) = "" Then
ProCheckDate1 = True
Exit Function
Else
  If Len(Selection.Value) &lt;&gt; "10" Then
  MsgBox "Invalid Date,the date forma should be dd/mm/yyyy"
  
    'Selection.Value = ""
  ProCheckDate1 = False

  Exit Function
    End If
  
  If Mid(Selection.Value, 3, 1) &lt;&gt; "/" Then
     MsgBox "Invalid Date,the date format should be dd/mm/yyyy "
   '  Selection.Value = ""
      ProCheckDate1 = False
     Exit Function
      '  Else
     'If Mid(Selection.Value, 3, 1) &lt;&gt; "/" Then
     'MsgBox "Invalid te,t "
     'Selection.Value = ""
      '  Exit Function
       ' Else
    'End If
   End If
    'End If
    If Mid(Selection.Value, 6, 1) &lt;&gt; "/" Then
     MsgBox "Invalid Date,the date format should be dd/mm/yyyy "
     
    '   Selection.Value = ""
        ProCheckDate1 = False
       Exit Function
   End If
    End If
'Selection.Value = Format(Selection.Value, "DD-MM-YYYY")
If ValidateDate(Selection.Value) = False Then
     MsgBox "Invalid Date , the date format should be dd/mm/yyyy"
       'Selection.Value = ""
    ' ProCheckDate = False
     Exit Function
End If
Next l_intCount
ProCheckDate1 = True
End Function


 


 Sub proValidate_PAYE1()
ShPaye_Casual.Unprotect Password:="rra"
    FindUsedRange
    l_intRowCount = Selection.Rows.Count

    If l_intRowCount = 1 Then
    MsgBox "No Data Entered", vbInformation + vbOKOnly
    Exit Sub
    End If
    
  ' If ProCheckautogenerate("Y", "A", l_intRowCount) = False Then
   ' Exit Sub
    'End If
     
    'If ProCheckMandatory("Y", "A", l_intRowCount) = False Then
    'Exit Sub
    'End If
    
    'If ProChecklength_fields("Y", "A", l_intRowCount) = False Then
    'Exit Sub
    'End If
    If ProCheckautofill_Paye1("I", "A", l_intRowCount) = False Then
    Exit Sub
    End If
    
   ' If ProCheckautofill_Paye1("I", "B", l_intRowCount) = False Then
    'Exit Sub
    'End If
    
    If ProChecklength_fields("I", "A", l_intRowCount) = False Then
    Exit Sub
    End If
    If ProCheckMandatory("I", "B", l_intRowCount) = False Then
    Exit Sub
    End If
    
    If ProChecklength_fields("I", "B", l_intRowCount) = False Then
    Exit Sub
    End If
    
    
    'If ProCheckMandatory("I", "C", l_intRowCount) = False Then
    'Exit Sub
    'End If
    
    If ProChecklength_fields("I", "C", l_intRowCount) = False Then
    Exit Sub
    End If

    If ProCheckMandatory("I", "D", l_intRowCount) = False Then
    Exit Sub
    End If
    
    If ProChecklength_name("I", "D", l_intRowCount) = False Then
    Exit Sub
    End If
    
    If ProCheckMandatory("I", "E", l_intRowCount) = False Then
    Exit Sub
    End If
    
    If ProChecklength_name("I", "E", l_intRowCount) = False Then
    Exit Sub
    End If
    
    If ProCheckMandatory("I", "F", l_intRowCount) = False Then
    Exit Sub
    End If
    
    If ProCheckPaye_returntype("I", "F", l_intRowCount) = False Then
    Exit Sub
    End If
    
    If ProCheckMandatory("I", "G", l_intRowCount) = False Then
    Exit Sub
    End If
    
    If ProCheckPaye_gender("I", "G", l_intRowCount) = False Then
    Exit Sub
    End If
    
    If ProCheckMandatory("I", "H", l_intRowCount) = False Then
    Exit Sub
    End If
    
    If ProCheckPaye_jobtype1("I", "H", l_intRowCount) = False Then
    Exit Sub
    End If
    
    'If ProCheckMandatory("Y", "I", l_intRowCount) = False Then
   ' Exit Sub
    'End If
    
    
   
    
    If ProCheckDate("I", "I", l_intRowCount) = False Then
    Exit Sub
    End If
    
     If ProCheckautofill_Paye1("I", "I", l_intRowCount) = False Then
    Exit Sub
    End If
    
   ' If ProCheckMandatory("Y", "J", l_intRowCount) = False Then
    'Exit Sub
    'End If
    
    'If ProCheckDate("Y", "J", l_intRowCount) = False Then
    'Exit Sub
    'End If
 
    
     If ProCheckDate("I", "J", l_intRowCount) = False Then
    Exit Sub
    End If
    
       If ProCheckautofill_Paye1("I", "J", l_intRowCount) = False Then
    Exit Sub
    End If
    
 
    
    
    If ProCheckDate("I", "K", l_intRowCount) = False Then
    Exit Sub
    End If
    
       If ProCheckautofill_Paye1("I", "K", l_intRowCount) = False Then
    Exit Sub
    End If
    
    If ProCheckMandatorywithzero("I", "L", l_intRowCount) = False Then
    Exit Sub
    End If
    If ProCheckNumeric("I", "L", l_intRowCount) = False Then
    Exit Sub
    End If
    
    If ProCheckNumericwithnegative("I", "L", l_intRowCount) = False Then
    Exit Sub
    End If
    
    
     
     If ProCheckRound("I", "L", l_intRowCount) = False Then
    Exit Sub
    End If
    
   If ProCheckMandatorywithzero("I", "M", l_intRowCount) = False Then
    Exit Sub
    End If
    
    If ProCheckNonNumeric("I", "M", l_intRowCount) = False Then
    Exit Sub
    End If
    
    If ProCheckNumericwithnegative("I", "M", l_intRowCount) = False Then
    Exit Sub
    End If
     
     If ProCheckRound("I", "M", l_intRowCount) = False Then
    Exit Sub
    End If
    
  If ProCheckMandatorywithzero("I", "N", l_intRowCount) = False Then
    Exit Sub
    End If
    
    
    If ProCheckNonNumeric("I", "N", l_intRowCount) = False Then
    Exit Sub
    End If
    
    If ProCheckNumericwithnegative("I", "N", l_intRowCount) = False Then
    Exit Sub
    End If
     If ProCheckRound("I", "N", l_intRowCount) = False Then
    Exit Sub
    End If
    
    If ProCheckMandatorywithzero("I", "O", l_intRowCount) = False Then
    Exit Sub
    End If
    
    If ProCheckNonNumeric("I", "O", l_intRowCount) = False Then
    Exit Sub
    End If
    
    
    If ProCheckNumericwithnegative("I", "O", l_intRowCount) = False Then
    Exit Sub
    End If
     If ProCheckRound("I", "O", l_intRowCount) = False Then
    Exit Sub
    End If
    
    If ProCheckMandatorywithzero("I", "P", l_intRowCount) = False Then
    Exit Sub
    End If
    
    
    If ProCheckNonNumeric("I", "P", l_intRowCount) = False Then
    Exit Sub
    End If
    
    If ProCheckNumericwithnegative("I", "P", l_intRowCount) = False Then
    Exit Sub
    End If
     If ProCheckRound("I", "P", l_intRowCount) = False Then
    Exit Sub
    End If
    
    If ProCheckMandatorywithzero("I", "Q", l_intRowCount) = False Then
    Exit Sub
    End If
    
    If ProCheckNonNumeric("I", "Q", l_intRowCount) = False Then
    Exit Sub
    End If
    
    If ProCheckNumericwithnegative("I", "Q", l_intRowCount) = False Then
    Exit Sub
    End If
     If ProCheckRound("I", "Q", l_intRowCount) = False Then
    Exit Sub
    End If
    
    If ProCheckMandatorywithzero("I", "R", l_intRowCount) = False Then
    Exit Sub
    End If
    
    If ProCheckNonNumeric("I", "R", l_intRowCount) = False Then
    Exit Sub
    End If
    
    
    If ProCheckNumericwithnegative("I", "R", l_intRowCount) = False Then
    Exit Sub
    End If
     If ProCheckRound("I", "R", l_intRowCount) = False Then
    Exit Sub
    End If
    
  
    
    
   
    
    If ProCheckautofill_Paye1("I", "A", l_intRowCount) = False Then
    Exit Sub
    End If
    If ProCheckautofill_Paye1("I", "C", l_intRowCount) = False Then
    Exit Sub
    End If
    If ProCheckMandatory("I", "B", l_intRowCount) = False Then
    Exit Sub
    End If
    If DeleteDuplicatedrecords_PayeTypes("I") = False Then
    Exit Sub
    End If
    ShPaye_Casual.Select
    GenerateTxt "I"
    ShPaye_Casual.Protect Password:="rra"
End Sub
Public Function ProCheckPaye_jobtype1(Opt As String, cell As String, i_intRowCount As Double) As Boolean
Dim l_intCount As Double

    If Opt = "Y" Then
    ShPAYE.Select
    Else
    If Opt = "I" Then
    ShPaye_Casual.Select
    Else
    If Opt = "J" Then
    ShPaye_Second.Select
    End If
    End If
    
     
End If
'Range(cell).Select
For l_intCount = 2 To i_intRowCount
Range(cell &amp; l_intCount).Select
If Selection.Value = "C" Then
ProCheckPaye_jobtype1 = True
'Exit Function
Else
ProCheckPaye_jobtype1 = False
MsgBox "only 'C' is valid "
'Selection.Value = ""
Exit Function
End If

Next l_intCount
ProCheckPaye_jobtype1 = True
End Function


 Sub proValidate_PAYE2()
ShPaye_Second.Unprotect Password:="rra"
    FindUsedRange
    l_intRowCount = Selection.Rows.Count

    If l_intRowCount = 1 Then
    MsgBox "No Data Entered", vbInformation + vbOKOnly
    Exit Sub
    End If
    
  ' If ProCheckautogenerate("Y", "A", l_intRowCount) = False Then
   ' Exit Sub
    'End If
     
    'If ProCheckMandatory("Y", "A", l_intRowCount) = False Then
    'Exit Sub
    'End If
    
    'If ProChecklength_fields("Y", "A", l_intRowCount) = False Then
    'Exit Sub
    'End If
    If ProCheckautofill_Paye1("J", "A", l_intRowCount) = False Then
    Exit Sub
    End If
    
    'If ProChecklength_fields("J", "A", l_intRowCount) = False Then
    'Exit Sub
    'End If
    
    If ProCheckautofill_Paye1("J", "A", l_intRowCount) = False Then
    Exit Sub
    End If
    
    
    
    If ProCheckMandatory("J", "B", l_intRowCount) = False Then
    Exit Sub
    End If
    
    If ProChecklength_fields("J", "B", l_intRowCount) = False Then
    Exit Sub
    End If
    
    
    'If ProCheckMandatory("J", "C", l_intRowCount) = False Then
    'Exit Sub
    'End If
    
    If ProChecklength_fields("J", "C", l_intRowCount) = False Then
    Exit Sub
    End If

    If ProCheckMandatory("J", "D", l_intRowCount) = False Then
    Exit Sub
    End If
    
    If ProChecklength_name("J", "D", l_intRowCount) = False Then
    Exit Sub
    End If
    
    If ProCheckMandatory("J", "E", l_intRowCount) = False Then
    Exit Sub
    End If
    
    If ProChecklength_name("J", "E", l_intRowCount) = False Then
    Exit Sub
    End If
    
    If ProCheckMandatory("J", "F", l_intRowCount) = False Then
    Exit Sub
    End If
    
    If ProCheckPaye_returntype("J", "F", l_intRowCount) = False Then
    Exit Sub
    End If
    
    If ProCheckMandatory("J", "G", l_intRowCount) = False Then
    Exit Sub
    End If
    
    If ProCheckPaye_gender("J", "G", l_intRowCount) = False Then
    Exit Sub
    End If
    
    If ProCheckMandatory("J", "H", l_intRowCount) = False Then
    Exit Sub
    End If
    
    If ProCheckPaye_jobtype2("J", "H", l_intRowCount) = False Then
    Exit Sub
    End If
    
    'If ProCheckMandatory("Y", "I", l_intRowCount) = False Then
   ' Exit Sub
    'End If
    
    

    
    If ProCheckDate("J", "I", l_intRowCount) = False Then
    Exit Sub
    End If
    
        If ProCheckautofill_Paye1("J", "I", l_intRowCount) = False Then
    Exit Sub
    End If
    
   ' If ProCheckMandatory("Y", "J", l_intRowCount) = False Then
    'Exit Sub
    'End If
    
    'If ProCheckDate("Y", "J", l_intRowCount) = False Then
    'Exit Sub
    'End If

     If ProCheckDate("J", "J", l_intRowCount) = False Then
    Exit Sub
    End If
    
        If ProCheckautofill_Paye1("J", "J", l_intRowCount) = False Then
    Exit Sub
    End If
    
    
 
    
    
    If ProCheckDate("J", "K", l_intRowCount) = False Then
    Exit Sub
    End If
    
       If ProCheckautofill_Paye1("J", "K", l_intRowCount) = False Then
    Exit Sub
    End If
    
    If ProCheckMandatorywithzero("J", "L", l_intRowCount) = False Then
    Exit Sub
    End If
    
    If ProCheckNonNumeric("J", "L", l_intRowCount) = False Then
    Exit Sub
    End If
    
    If ProCheckNumericwithnegative("J", "L", l_intRowCount) = False Then
    Exit Sub
    End If
     If ProCheckRound("J", "L", l_intRowCount) = False Then
    Exit Sub
    End If
    
   If ProCheckMandatorywithzero("J", "M", l_intRowCount) = False Then
    Exit Sub
    End If
    
    If ProCheckNonNumeric("J", "M", l_intRowCount) = False Then
    Exit Sub
    End If
    
    If ProCheckNumericwithnegative("J", "M", l_intRowCount) = False Then
    Exit Sub
    End If
     If ProCheckRound("J", "M", l_intRowCount) = False Then
    Exit Sub
    End If
    
  If ProCheckMandatorywithzero("J", "N", l_intRowCount) = False Then
    Exit Sub
    End If
    
    
    If ProCheckNonNumeric("J", "N", l_intRowCount) = False Then
    Exit Sub
    End If
    
    If ProCheckNumericwithnegative("J", "N", l_intRowCount) = False Then
    Exit Sub
    End If
     If ProCheckRound("J", "N", l_intRowCount) = False Then
    Exit Sub
    End If
    
    If ProCheckMandatorywithzero("J", "O", l_intRowCount) = False Then
    Exit Sub
    End If
    
    If ProCheckNonNumeric("J", "O", l_intRowCount) = False Then
    Exit Sub
    End If
    
    
    If ProCheckNumericwithnegative("J", "O", l_intRowCount) = False Then
    Exit Sub
    End If
     If ProCheckRound("J", "O", l_intRowCount) = False Then
    Exit Sub
    End If
    
    If ProCheckMandatorywithzero("J", "P", l_intRowCount) = False Then
    Exit Sub
    End If
    
    
    If ProCheckNonNumeric("J", "P", l_intRowCount) = False Then
    Exit Sub
    End If
    
    If ProCheckNumericwithnegative("J", "P", l_intRowCount) = False Then
    Exit Sub
    End If
     If ProCheckRound("J", "P", l_intRowCount) = False Then
    Exit Sub
    End If
    
    If ProCheckMandatorywithzero("J", "Q", l_intRowCount) = False Then
    Exit Sub
    End If
    
    If ProCheckNonNumeric("J", "Q", l_intRowCount) = False Then
    Exit Sub
    End If
    
    If ProCheckNumericwithnegative("J", "Q", l_intRowCount) = False Then
    Exit Sub
    End If
     If ProCheckRound("J", "Q", l_intRowCount) = False Then
    Exit Sub
    End If
    
    If ProCheckMandatorywithzero("J", "R", l_intRowCount) = False Then
    Exit Sub
    End If
    
    If ProCheckNonNumeric("J", "R", l_intRowCount) = False Then
    Exit Sub
    End If
    
    
    If ProCheckNumericwithnegative("J", "R", l_intRowCount) = False Then
    Exit Sub
    End If
     If ProCheckRound("J", "R", l_intRowCount) = False Then
    Exit Sub
    End If
    
    If ProCheckMandatorywithzero("J", "S", l_intRowCount) = False Then
    Exit Sub
    End If
    
    If ProCheckNonNumeric("J", "S", l_intRowCount) = False Then
    Exit Sub
    End If
    
    If ProCheckNumericwithnegative("J", "S", l_intRowCount) = False Then
    Exit Sub
    End If
     If ProCheckRound("J", "S", l_intRowCount) = False Then
    Exit Sub
    End If
     
    If ProCheckMandatorywithzero("J", "T", l_intRowCount) = False Then
    Exit Sub
    End If
    
    If ProCheckNonNumeric("J", "T", l_intRowCount) = False Then
    Exit Sub
    End If
    
    If ProCheckNumericwithnegative("J", "T", l_intRowCount) = False Then
    Exit Sub
    End If
     If ProCheckRound("J", "T", l_intRowCount) = False Then
    Exit Sub
    End If
    
    If ProCheckMandatorywithzero("J", "U", l_intRowCount) = False Then
    Exit Sub
    End If
    
    If ProCheckNonNumeric("J", "U", l_intRowCount) = False Then
    Exit Sub
    End If
    
    If ProCheckNumericwithnegative("J", "U", l_intRowCount) = False Then
    Exit Sub
    End If
     If ProCheckRound("J", "U", l_intRowCount) = False Then
    Exit Sub
    End If
    
    If ProCheckMandatorywithzero("J", "V", l_intRowCount) = False Then
    Exit Sub
    End If
    
    If ProCheckNonNumeric("J", "V", l_intRowCount) = False Then
    Exit Sub
    End If
    
    If ProCheckNumericwithnegative("J", "V", l_intRowCount) = False Then
    Exit Sub
    End If
     If ProCheckRound("J", "V", l_intRowCount) = False Then
    Exit Sub
    End If
    
    If ProCheckMandatorywithzero("J", "W", l_intRowCount) = False Then
    Exit Sub
    End If
    
    If ProCheckNonNumeric("J", "W", l_intRowCount) = False Then
    Exit Sub
    End If
    
    If ProCheckNumericwithnegative("J", "W", l_intRowCount) = False Then
    Exit Sub
    End If
     If ProCheckRound("J", "W", l_intRowCount) = False Then
    Exit Sub
    End If
    
    If ProCheckMandatorywithzero("J", "X", l_intRowCount) = False Then
    Exit Sub
    End If
    
    If ProCheckNonNumeric("J", "X", l_intRowCount) = False Then
    Exit Sub
    End If
    
    If ProCheckNumericwithnegative("J", "X", l_intRowCount) = False Then
    Exit Sub
    End If
     If ProCheckRound("J", "X", l_intRowCount) = False Then
    Exit Sub
    End If
    
    If ProCheckMandatorywithzero("J", "Y", l_intRowCount) = False Then
    Exit Sub
    End If
    
    If ProCheckNonNumeric("J", "Y", l_intRowCount) = False Then
    Exit Sub
    End If
    
    If ProCheckNumericwithnegative("J", "Y", l_intRowCount) = False Then
    Exit Sub
    End If
     If ProCheckRound("J", "Y", l_intRowCount) = False Then
    Exit Sub
    End If
    
    If ProCheckMandatorywithzero("J", "Z", l_intRowCount) = False Then
    Exit Sub
    End If
    
    If ProCheckNonNumeric("J", "Z", l_intRowCount) = False Then
    Exit Sub
    End If
    
    If ProCheckNumericwithnegative("J", "Z", l_intRowCount) = False Then
    Exit Sub
    End If
     If ProCheckRound("J", "Z", l_intRowCount) = False Then
    Exit Sub
    End If
    
    If ProCheckMandatorywithzero("J", "AA", l_intRowCount) = False Then
    Exit Sub
    End If
    
    If ProCheckNonNumeric("J", "AA", l_intRowCount) = False Then
    Exit Sub
    End If
    
    If ProCheckNumericwithnegative("J", "AA", l_intRowCount) = False Then
    Exit Sub
    End If
     If ProCheckRound("J", "AA", l_intRowCount) = False Then
    Exit Sub
    End If
    
    If ProCheckautofill_Paye1("J", "A", l_intRowCount) = False Then
    Exit Sub
    End If
    
    If DeleteDuplicatedrecords_PayeTypes("J") = False Then
    Exit Sub
    End If
     
    If ProCheckautofill_Paye1("J", "C", l_intRowCount) = False Then
    Exit Sub
    End If
    ShPaye_Second.Select
    GenerateTxt "J"
    ShPaye_Second.Protect Password:="rra"
End Sub
Public Function ProCheckPaye_jobtype2(Opt As String, cell As String, i_intRowCount As Double) As Boolean
Dim l_intCount As Double

    If Opt = "J" Then
    ShPaye_Second.Select
    
     
End If
'Range(cell).Select
For l_intCount = 2 To i_intRowCount
Range(cell &amp; l_intCount).Select
If Selection.Value = "S" Then
ProCheckPaye_jobtype2 = True
'Exit Function
Else
ProCheckPaye_jobtype2 = False
MsgBox "only 'S' is valid "
'Selection.Value = ""
Exit Function
End If

Next l_intCount
ProCheckPaye_jobtype2 = True
End Function


Public Function ProCheckNumericwithnegative(Opt As String, cell As String, i_intRowCount As Double) As Boolean
Dim l_intCount As Double
If Opt = "Y" Then
    ShPAYE.Select
     Else
    If Opt = "I" Then
    ShPaye_Casual.Select
    Else
    If Opt = "J" Then
    ShPaye_Second.Select
     Else
    MsgBox "Please Click validate Button"
End If
End If
End If
'Range(cell).Select
For l_intCount = 2 To i_intRowCount
Range(cell &amp; l_intCount).Select
If IsNumeric(Selection.Value) = False Then
     MsgBox "Non Numeric Value"
     Selection.Value = ""
     ProCheckNumericwithnegative = False
     Exit Function
ElseIf Trim(Selection.Value) = "" Then
     MsgBox "Null Value"
    ProCheckNumericwithnegative = False
     Exit Function
ElseIf InStr(Trim(Selection.Value), ",") &gt; 0 Then
     MsgBox "Non Numeric Value, Remove Comma(,)"
     Selection.Value = ""
     ProCheckNumericwithnegative = False
     Exit Function
ElseIf cell = "C" Then
  If InStr(Trim(Selection.Value), ".") &gt; 0 Then
     MsgBox "Non Numeric Value, Remove Dot(.)"
     Selection.Value = ""
     ProCheckNumericwithnegative = False
     Exit Function
  End If
'ElseIf Selection.Value &lt; 0 Then
 '    MsgBox "Value should not be less than zero"
  '   Selection.Value = ""
   '  ProCheckNumericwithnegative = False
    ' Exit Function
'End If
If CDbl(Selection.Value) = "0" Then
   Selection.Value = "0"
Else
    If cell &lt;&gt; "C" Then
     Selection.Value = Replace(LTrim(Replace(Selection.Value, "0", " ")), " ", "0")
     Selection.Value = Round(Selection.Value, 2)
    End If
End If
End If
Next l_intCount
ProCheckNumericwithnegative = True
End Function
Public Function ProCheckRound(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If ColCounter = 1 Then
'Range(intColCounter).Select
'Trim(Selection.Value) = ""
 'MsgBox "Mandatory Information Missing"
  'ProCheckMandatory = False
   '      Exit Function
   ' End If ''

For l_intCount = 2 To i_intRowCount
    l_intRowCount = l_intCount
    Range(cell &amp; l_intRowCount).Select
    Selection.Value = Trim(Selection.Value)
    If Trim(Selection.Value) &gt; 99999999998# Then
     ProCheckRound = True
         'Exit Function
          
         ElseIf Trim(Selection.Value) &lt; -99999999998# Then
     ProCheckRound = True
         'Exit Function
       
          
    Else
    'If Trim(Selection.Value) &gt; 0 Or Selection.Value &lt;= 0 Then
        ' MsgBox "The Field cannot be left Blank"
         'Selection.Value = CLng(Selection.Value)
         Selection.Value = Application.RoundUp(Selection.Value, 2)
         ProCheckRound = True
         
          'ProCheckRound = True
         
    
    
   ' Else
    
    'Exit Function
    End If
Next l_intCount
ProCheckRound = True
End Function


Sub NumToText()
' Convert the selected Excel numbers value to Excel text by changing format
For Each cell In Selection
If Not IsEmpty(cell.Value) And IsNumeric(cell.Value) Then
Dim Temp As Double
Temp = cell.Value
cell.ClearContents
cell.NumberFormat = "@"
cell.Value = CStr(Temp)
End If
Next cell
End Sub




Public Function ProCheckNonNumeric(Opt As String, cell As String, i_intRowCount As Double) As Boolean
Dim l_intCount As Double
Dim l_intRowCount As Double
If Opt = "Y" Then
    ShPAYE.Select
     Else
    If Opt = "I" Then
    ShPaye_Casual.Select
    Else
    If Opt = "J" Then
    ShPaye_Second.Select
     Else
    MsgBox "Please Click validate Button"
End If
End If
End If


'If ColCounter = 1 Then
'Range(intColCounter).Select
'Trim(Selection.Value) = ""
 'MsgBox "Mandatory Information Missing"
  'ProCheckMandatory = False
   '      Exit Function
   ' End If ''

For l_intCount = 2 To i_intRowCount
    l_intRowCount = l_intCount
    Range(cell &amp; l_intRowCount).Select
    Selection.Value = Trim(Selection.Value)
    If Trim(Selection.Value) &lt; 999999999999# Then
        ' MsgBox "The Field cannot be left Blank"
         ProCheckNonNumeric = True
         'Exit Function
    Else
    MsgBox " Please enter a valid number with in the given range"
         ProCheckNonNumeric = False
         Exit Function
    End If
Next l_intCount
ProCheckNonNumeric = True
End Function
Public Function DeleteDuplicatedrecords_PayeTypes(Opt As String) As Boolean

Dim x               As Long
Dim LastRow         As Long

If Opt = "Y" Then
    ShPAYE.Select
     Else
    If Opt = "I" Then
    ShPaye_Casual.Select
    Else
    If Opt = "J" Then
    ShPaye_Second.Select
     Else
    MsgBox "Please Click validate Button"
End If
End If
End If


    LastRow = Range("A65536").End(xlUp).Row
    For x = LastRow To 1 Step -1
   
If Application.WorksheetFunction.CountIfs(Range("B1:B" &amp; x), Range("B" &amp; x).Text, Range("H1:H" &amp; x), Range("H" &amp; x).Text) &gt; 1 Then

      
          MsgBox "Duplicate Record is found,combination of Employee NSSF No and JobType are Unique"
         ' If Application.WorksheetFunction.CountIf(Range("A1:A" &amp; x), Range("A" &amp; x).Text) &gt; 1 Then
          'Range("A" &amp; x).EntireRow.Delete
          Range("B" &amp; x).Select
          
        DeleteDuplicatedrecords_PayeTypes = False
        Exit Function
       End If
       ' End If
      '  End If
       ' End If
    
Next x
DeleteDuplicatedrecords_PayeTypes = True
End Function




</script:module>
</file>

<file path=Basic/VBAProject/ModXml.xml><?xml version="1.0" encoding="utf-8"?>
<!DOCTYPE module  PUBLIC '-//OpenOffice.org//DTD OfficeDocument 1.0//EN'  'module.dtd'>
<script:module xmlns:script="http://openoffice.org/2000/script" script:name="ModXml" script:language="StarBasic" script:moduleType="normal">Rem Attribute VBA_ModuleType=VBAModule
Option VBASupport 1
Sub GenerateTxt(Opt As String)
    Dim strtxt As String
    Dim path As String
    Dim Filename As String
    Dim DirName As String
    Dim FileExist As String
    Dim Response As String
    DirName = Dir("c:\RRA", vbDirectory)
    If DirName = "" Then
        MkDir "c:\RRA"
    End If
     
        If Opt = "Y" Then
        Filename = "PAYE Permanent Employees_Ver_1.1" &amp; ".txt"
     Else
     If Opt = "I" Then
     Filename = "PAYE Casual Employees_Ver_1.1" &amp; ".txt"
     Else
     If Opt = "J" Then
     Filename = "PAYE Second Employees_Ver_1.1" &amp; ".txt"
     
     
    End If
    End If
    End If
    FindUsedRange
    strtxt = fGenerateTxt(Selection)
    path = "C:\RRA\" &amp; Filename
    FileExist = Dir(path)
    If FileExist &lt;&gt; "" Then
       Response = MsgBox("Click ""YES"" to write into the File", vbInformation + vbYesNo)
'       &amp; vbCrLf &amp; " Click ""NO"" to Append to the existing"
       If Response = vbYes Then
          sWriteFile strtxt, path
          MsgBox ("The data has been saved to " &amp; path)
       Else
'          sAppendFile strtxt, path
          MsgBox ("File not Written")
       End If
    Else
       sWriteFile strtxt, path
       MsgBox ("Completed. File Written to " &amp; path)
    End If
End Sub
Function fGenerateTxt(rngData As Range) As String
    Dim intColCount As Double
    Dim intRowCount As Double
    Dim intColCounter As Double
    Dim intRowCounter As Double
    Dim rngCell As Range
    Dim strtxt As String
    Dim strTemp As String
    With rngData
        strtxt = ""
        intColCount = .Columns.Count
        intRowCount = .Rows.Count
        '   Loop down the table's rows
        For intRowCounter = 2 To intRowCount
          strTemp = ""
          For intColCounter = 1 To intColCount + 1
            If intColCounter &lt; intColCount Then
               Set rngCell = .Cells(intRowCounter, intColCounter)
               If strTemp &lt;&gt; "" Then
                  strTemp = strTemp &amp; "|" &amp; .Cells(intRowCounter, intColCounter)
               Else
               'intRowCounter - 1 &amp;
                 strTemp = intRowCounter - 1 &amp; "|" &amp; .Cells(intRowCounter, intColCounter)
                 'strTemp = "|" &amp; .Cells(intRowCounter, intColCounter)
               End If
            'Added to Sum up the Cess Amt, Value of Goods and VAT amount
            ElseIf intColCounter = intColCount Then
                strTemp = strTemp &amp; "|" &amp; .Cells(intRowCounter, intColCounter)  '+ .Cells(intRowCounter, intColCounter - 1) ' + .Cells(intRowCounter, intColCounter)
            Else
               If intRowCounter &lt;&gt; intRowCount Then
                 strTemp = strTemp &amp; vbCrLf
               End If
            End If
            
          Next intColCounter
          strtxt = strtxt &amp; strTemp
        Next intRowCounter
    End With
    fGenerateTxt = strtxt
End Function
' Function for writing plain string out a file
Sub sWriteFile(strXML As String, strFullFileName As String)
    Dim intFileNum As String
    intFileNum = FreeFile
    Open strFullFileName For Output As #intFileNum
    Print #intFileNum, strXML
    Close #intFileNum
End Sub
' Function for Appending a file
Sub sAppendFile(strXML As String, strFullFileName As String)
    Dim intFileNum As String
    intFileNum = FreeFile
    Open strFullFileName For Append As #intFileNum
    Print #intFileNum, strXML
    Close #intFileNum
End Sub
Sub FindUsedRange()
    Dim LastRow As Long
    Dim FirstRow As Long
    Dim LastCol As Double
    Dim FirstCol As Double
    Dim topCel As Range
    Dim bottomCel As Range
    ' Find the FIRST real row
    FirstRow = ActiveSheet.Cells.Find(what:="*", _
      SearchDirection:=xlNext, _
      SearchOrder:=xlByRows).Row
      
    ' Find the FIRST real column
    FirstCol = ActiveSheet.Cells.Find(what:="*", _
      SearchDirection:=xlNext, _
      SearchOrder:=xlByColumns).Column
    
    ' Find the LAST real row
    LastRow = ActiveSheet.Cells.Find(what:="*", _
      SearchDirection:=xlPrevious, _
      SearchOrder:=xlByRows).Row

    ' Find the LAST real column
    LastCol = ActiveSheet.Cells.Find(what:="*", _
      SearchDirection:=xlPrevious, _
      SearchOrder:=xlByColumns).Column
        
'Select the ACTUAL Used Range as identified by the
'variables identified above
    'MsgBox (FirstRow &amp; "," &amp; LastRow &amp; "," &amp; FirstCol &amp; "," &amp; LastCol)
      
    Set topCel = Cells(FirstRow, FirstCol)
    Set bottomCel = Cells(LastRow, LastCol)
    
   ActiveSheet.Range(topCel, bottomCel).Select
End Sub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Text_NationalId_PayePermanent()
'
' Macro8 Macro
'

ShPAYE.Unprotect Password:="rra"
    Columns("C:C").Select
    Selection.TextToColumns Destination:=Range("C1"), DataType:=xlDelimited, _
        TextQualifier:=xlDoubleQuote, ConsecutiveDelimiter:=False, Tab:=True, _
        Semicolon:=False, Comma:=False, Space:=False, Other:=False, FieldInfo _
        :=Array(1, 2), TrailingMinusNumbers:=True
        ShPAYE.Protect Password:="rra"
End Sub


Sub Text_NationalId_PayeCasual()
'
' Macro8 Macro
'

ShPaye_Casual.Unprotect Password:="rra"
    Columns("C:C").Select
    Selection.TextToColumns Destination:=Range("C1"), DataType:=xlDelimited, _
        TextQualifier:=xlDoubleQuote, ConsecutiveDelimiter:=False, Tab:=True, _
        Semicolon:=False, Comma:=False, Space:=False, Other:=False, FieldInfo _
        :=Array(1, 2), TrailingMinusNumbers:=True
        ShPaye_Casual.Protect Password:="rra"
End Sub
Sub Text_NationalId_PayeSecond()
'
' Macro8 Macro
'

ShPaye_Second.Unprotect Password:="rra"
    Columns("C:C").Select
    Selection.TextToColumns Destination:=Range("C1"), DataType:=xlDelimited, _
        TextQualifier:=xlDoubleQuote, ConsecutiveDelimiter:=False, Tab:=True, _
        Semicolon:=False, Comma:=False, Space:=False, Other:=False, FieldInfo _
        :=Array(1, 2), TrailingMinusNumbers:=True
       ShPaye_Second.Protect Password:="rra"
End Sub



</script:module>
</file>

<file path=Basic/VBAProject/ShPAYE.xml><?xml version="1.0" encoding="utf-8"?>
<!DOCTYPE module  PUBLIC '-//OpenOffice.org//DTD OfficeDocument 1.0//EN'  'module.dtd'>
<script:module xmlns:script="http://openoffice.org/2000/script" script:name="ShPAYE" script:language="StarBasic" script:moduleType="document">Rem Attribute VBA_ModuleType=VBADocumentModule
Option VBASupport 1
Private Sub CommandButton1_Click()
Call Text_NationalId_PayePermanent
Call proValidate_PAYE
End Sub

</script:module>
</file>

<file path=Basic/VBAProject/ShPaye_Casual.xml><?xml version="1.0" encoding="utf-8"?>
<!DOCTYPE module  PUBLIC '-//OpenOffice.org//DTD OfficeDocument 1.0//EN'  'module.dtd'>
<script:module xmlns:script="http://openoffice.org/2000/script" script:name="ShPaye_Casual" script:language="StarBasic" script:moduleType="document">Rem Attribute VBA_ModuleType=VBADocumentModule
Option VBASupport 1
Private Sub CommandButton1_Click()
Call Text_NationalId_PayeCasual
Call proValidate_PAYE1
End Sub

</script:module>
</file>

<file path=Basic/VBAProject/ShPaye_Second.xml><?xml version="1.0" encoding="utf-8"?>
<!DOCTYPE module  PUBLIC '-//OpenOffice.org//DTD OfficeDocument 1.0//EN'  'module.dtd'>
<script:module xmlns:script="http://openoffice.org/2000/script" script:name="ShPaye_Second" script:language="StarBasic" script:moduleType="document">Rem Attribute VBA_ModuleType=VBADocumentModule
Option VBASupport 1
Private Sub CommandButton1_Click()
 Call Text_NationalId_PayeSecond
 Call proValidate_PAYE2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SP"/>
  <library:element library:name="ModXml"/>
  <library:element library:name="Module1"/>
  <library:element library:name="ShPAYE"/>
  <library:element library:name="ShPaye_Casual"/>
  <library:element library:name="ShPaye_Second"/>
  <library:element library:name="Sheet2"/>
  <library:element library:name="ThisWorkbook"/>
  <library:element library:name="UserForm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0" dlg:id="UserForm1" dlg:left="0" dlg:top="0" dlg:width="131" dlg:height="94" dlg:closeable="true" dlg:moveable="true" dlg:title="UserForm1">
  <dlg:styles>
    <dlg:style dlg:style-id="0" dlg:background-color="0xece9d8"/>
  </dlg:styles>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